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18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0.7654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abilities_base_cur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/>
          <table:table-cell table:number-columns-repeated="3" office:value-type="string" calcext:value-type="string">
            <text:p>Base</text:p>
          </table:table-cell>
          <table:table-cell table:number-columns-repeated="3" office:value-type="string" calcext:value-type="string">
            <text:p>30Y Up</text:p>
          </table:table-cell>
          <table:table-cell table:number-columns-repeated="3" office:value-type="string" calcext:value-type="string">
            <text:p>30Y Down</text:p>
          </table:table-cell>
          <table:table-cell table:number-columns-repeated="3" office:value-type="string" calcext:value-type="string">
            <text:p>Change Up</text:p>
          </table:table-cell>
          <table:table-cell table:number-columns-repeated="3" office:value-type="string" calcext:value-type="string">
            <text:p>Change Down</text:p>
          </table:table-cell>
        </table:table-row>
        <table:table-row table:style-name="ro1">
          <table:table-cell office:value-type="string" calcext:value-type="string">
            <text:p>CurveName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vexity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vexity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vexity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vexity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vexity</text:p>
          </table:table-cell>
        </table:table-row>
        <table:table-row table:style-name="ro1">
          <table:table-cell office:value-type="string" calcext:value-type="string">
            <text:p>PIECEWISE_ZERO_LINEAR:FLAT_FORWARD</text:p>
          </table:table-cell>
          <table:table-cell office:value-type="float" office:value="1090673.811486" calcext:value-type="float">
            <text:p>1090673.811486</text:p>
          </table:table-cell>
          <table:table-cell office:value-type="float" office:value="10.715285" calcext:value-type="float">
            <text:p>10.715285</text:p>
          </table:table-cell>
          <table:table-cell office:value-type="float" office:value="174.976584" calcext:value-type="float">
            <text:p>174.976584</text:p>
          </table:table-cell>
          <table:table-cell office:value-type="float" office:value="1061709.348621" calcext:value-type="float">
            <text:p>1061709.348621</text:p>
          </table:table-cell>
          <table:table-cell office:value-type="float" office:value="10.102545" calcext:value-type="float">
            <text:p>10.102545</text:p>
          </table:table-cell>
          <table:table-cell office:value-type="float" office:value="148.485945" calcext:value-type="float">
            <text:p>148.485945</text:p>
          </table:table-cell>
          <table:table-cell office:value-type="float" office:value="1193069.131281" calcext:value-type="float">
            <text:p>1193069.131281</text:p>
          </table:table-cell>
          <table:table-cell office:value-type="float" office:value="14.102954" calcext:value-type="float">
            <text:p>14.102954</text:p>
          </table:table-cell>
          <table:table-cell office:value-type="float" office:value="397.279522" calcext:value-type="float">
            <text:p>397.279522</text:p>
          </table:table-cell>
          <table:table-cell table:formula="of:=[.E3]-[.B3]" office:value-type="float" office:value="-28964.4628649999" calcext:value-type="float">
            <text:p>-28964.4628649999</text:p>
          </table:table-cell>
          <table:table-cell table:formula="of:=[.F3]-[.C3]" office:value-type="float" office:value="-0.612740000000001" calcext:value-type="float">
            <text:p>-0.612740000000001</text:p>
          </table:table-cell>
          <table:table-cell table:formula="of:=[.G3]-[.D3]" office:value-type="float" office:value="-26.490639" calcext:value-type="float">
            <text:p>-26.490639</text:p>
          </table:table-cell>
          <table:table-cell table:formula="of:=[.H3]-[.B3]" office:value-type="float" office:value="102395.319795" calcext:value-type="float">
            <text:p>102395.319795</text:p>
          </table:table-cell>
          <table:table-cell table:formula="of:=[.I3]-[.C3]" office:value-type="float" office:value="3.387669" calcext:value-type="float">
            <text:p>3.387669</text:p>
          </table:table-cell>
          <table:table-cell table:formula="of:=[.J3]-[.D3]" office:value-type="float" office:value="222.302938" calcext:value-type="float">
            <text:p>222.302938</text:p>
          </table:table-cell>
        </table:table-row>
        <table:table-row table:style-name="ro1">
          <table:table-cell office:value-type="string" calcext:value-type="string">
            <text:p>PIECEWISE_ZERO_LINEAR:CONSTANT_FORWARD</text:p>
          </table:table-cell>
          <table:table-cell office:value-type="float" office:value="1091784.80775" calcext:value-type="float">
            <text:p>1091784.80775</text:p>
          </table:table-cell>
          <table:table-cell office:value-type="float" office:value="10.748641" calcext:value-type="float">
            <text:p>10.748641</text:p>
          </table:table-cell>
          <table:table-cell office:value-type="float" office:value="176.829109" calcext:value-type="float">
            <text:p>176.829109</text:p>
          </table:table-cell>
          <table:table-cell office:value-type="float" office:value="1066474.554669" calcext:value-type="float">
            <text:p>1066474.554669</text:p>
          </table:table-cell>
          <table:table-cell office:value-type="float" office:value="10.231199" calcext:value-type="float">
            <text:p>10.231199</text:p>
          </table:table-cell>
          <table:table-cell office:value-type="float" office:value="154.850612" calcext:value-type="float">
            <text:p>154.850612</text:p>
          </table:table-cell>
          <table:table-cell office:value-type="float" office:value="1114430.203962" calcext:value-type="float">
            <text:p>1114430.203962</text:p>
          </table:table-cell>
          <table:table-cell office:value-type="float" office:value="11.204186" calcext:value-type="float">
            <text:p>11.204186</text:p>
          </table:table-cell>
          <table:table-cell office:value-type="float" office:value="196.496906" calcext:value-type="float">
            <text:p>196.496906</text:p>
          </table:table-cell>
          <table:table-cell table:formula="of:=[.E4]-[.B4]" office:value-type="float" office:value="-25310.2530809999" calcext:value-type="float">
            <text:p>-25310.2530809999</text:p>
          </table:table-cell>
          <table:table-cell table:formula="of:=[.F4]-[.C4]" office:value-type="float" office:value="-0.517441999999999" calcext:value-type="float">
            <text:p>-0.517441999999999</text:p>
          </table:table-cell>
          <table:table-cell table:formula="of:=[.G4]-[.D4]" office:value-type="float" office:value="-21.978497" calcext:value-type="float">
            <text:p>-21.978497</text:p>
          </table:table-cell>
          <table:table-cell table:formula="of:=[.H4]-[.B4]" office:value-type="float" office:value="22645.3962120002" calcext:value-type="float">
            <text:p>22645.3962120002</text:p>
          </table:table-cell>
          <table:table-cell table:formula="of:=[.I4]-[.C4]" office:value-type="float" office:value="0.455545000000001" calcext:value-type="float">
            <text:p>0.455545000000001</text:p>
          </table:table-cell>
          <table:table-cell table:formula="of:=[.J4]-[.D4]" office:value-type="float" office:value="19.667797" calcext:value-type="float">
            <text:p>19.667797</text:p>
          </table:table-cell>
        </table:table-row>
        <table:table-row table:style-name="ro1">
          <table:table-cell office:value-type="string" calcext:value-type="string">
            <text:p>PIECEWISE_ZERO_LINEAR:LINEARLY_GRADED_FORWARD</text:p>
          </table:table-cell>
          <table:table-cell office:value-type="float" office:value="1091225.272213" calcext:value-type="float">
            <text:p>1091225.272213</text:p>
          </table:table-cell>
          <table:table-cell office:value-type="float" office:value="10.73418" calcext:value-type="float">
            <text:p>10.73418</text:p>
          </table:table-cell>
          <table:table-cell office:value-type="float" office:value="176.112242" calcext:value-type="float">
            <text:p>176.112242</text:p>
          </table:table-cell>
          <table:table-cell office:value-type="float" office:value="1062570.383848" calcext:value-type="float">
            <text:p>1062570.383848</text:p>
          </table:table-cell>
          <table:table-cell office:value-type="float" office:value="10.128182" calcext:value-type="float">
            <text:p>10.128182</text:p>
          </table:table-cell>
          <table:table-cell office:value-type="float" office:value="149.835496" calcext:value-type="float">
            <text:p>149.835496</text:p>
          </table:table-cell>
          <table:table-cell office:value-type="float" office:value="1128446.174184" calcext:value-type="float">
            <text:p>1128446.174184</text:p>
          </table:table-cell>
          <table:table-cell office:value-type="float" office:value="11.553549" calcext:value-type="float">
            <text:p>11.553549</text:p>
          </table:table-cell>
          <table:table-cell office:value-type="float" office:value="214.003079" calcext:value-type="float">
            <text:p>214.003079</text:p>
          </table:table-cell>
          <table:table-cell table:formula="of:=[.E5]-[.B5]" office:value-type="float" office:value="-28654.888365" calcext:value-type="float">
            <text:p>-28654.888365</text:p>
          </table:table-cell>
          <table:table-cell table:formula="of:=[.F5]-[.C5]" office:value-type="float" office:value="-0.605998" calcext:value-type="float">
            <text:p>-0.605998</text:p>
          </table:table-cell>
          <table:table-cell table:formula="of:=[.G5]-[.D5]" office:value-type="float" office:value="-26.276746" calcext:value-type="float">
            <text:p>-26.276746</text:p>
          </table:table-cell>
          <table:table-cell table:formula="of:=[.H5]-[.B5]" office:value-type="float" office:value="37220.9019709998" calcext:value-type="float">
            <text:p>37220.9019709998</text:p>
          </table:table-cell>
          <table:table-cell table:formula="of:=[.I5]-[.C5]" office:value-type="float" office:value="0.819369" calcext:value-type="float">
            <text:p>0.819369</text:p>
          </table:table-cell>
          <table:table-cell table:formula="of:=[.J5]-[.D5]" office:value-type="float" office:value="37.890837" calcext:value-type="float">
            <text:p>37.890837</text:p>
          </table:table-cell>
        </table:table-row>
        <table:table-row table:style-name="ro1">
          <table:table-cell office:value-type="string" calcext:value-type="string">
            <text:p>PIECEWISE_ZERO_LINEAR:ROLLING_AVERAGE_FORWARD</text:p>
          </table:table-cell>
          <table:table-cell office:value-type="float" office:value="1090805.494129" calcext:value-type="float">
            <text:p>1090805.494129</text:p>
          </table:table-cell>
          <table:table-cell office:value-type="float" office:value="10.719139" calcext:value-type="float">
            <text:p>10.719139</text:p>
          </table:table-cell>
          <table:table-cell office:value-type="float" office:value="175.186792" calcext:value-type="float">
            <text:p>175.186792</text:p>
          </table:table-cell>
          <table:table-cell office:value-type="float" office:value="1061960.54392" calcext:value-type="float">
            <text:p>1061960.54392</text:p>
          </table:table-cell>
          <table:table-cell office:value-type="float" office:value="10.1083" calcext:value-type="float">
            <text:p>10.1083</text:p>
          </table:table-cell>
          <table:table-cell office:value-type="float" office:value="148.734022" calcext:value-type="float">
            <text:p>148.734022</text:p>
          </table:table-cell>
          <table:table-cell office:value-type="float" office:value="1174959.941853" calcext:value-type="float">
            <text:p>1174959.941853</text:p>
          </table:table-cell>
          <table:table-cell office:value-type="float" office:value="13.393758" calcext:value-type="float">
            <text:p>13.393758</text:p>
          </table:table-cell>
          <table:table-cell office:value-type="float" office:value="344.845002" calcext:value-type="float">
            <text:p>344.845002</text:p>
          </table:table-cell>
          <table:table-cell table:formula="of:=[.E6]-[.B6]" office:value-type="float" office:value="-28844.9502089999" calcext:value-type="float">
            <text:p>-28844.9502089999</text:p>
          </table:table-cell>
          <table:table-cell table:formula="of:=[.F6]-[.C6]" office:value-type="float" office:value="-0.610839" calcext:value-type="float">
            <text:p>-0.610839</text:p>
          </table:table-cell>
          <table:table-cell table:formula="of:=[.G6]-[.D6]" office:value-type="float" office:value="-26.45277" calcext:value-type="float">
            <text:p>-26.45277</text:p>
          </table:table-cell>
          <table:table-cell table:formula="of:=[.H6]-[.B6]" office:value-type="float" office:value="84154.4477240001" calcext:value-type="float">
            <text:p>84154.4477240001</text:p>
          </table:table-cell>
          <table:table-cell table:formula="of:=[.I6]-[.C6]" office:value-type="float" office:value="2.674619" calcext:value-type="float">
            <text:p>2.674619</text:p>
          </table:table-cell>
          <table:table-cell table:formula="of:=[.J6]-[.D6]" office:value-type="float" office:value="169.65821" calcext:value-type="float">
            <text:p>169.65821</text:p>
          </table:table-cell>
        </table:table-row>
        <table:table-row table:style-name="ro1">
          <table:table-cell office:value-type="string" calcext:value-type="string">
            <text:p>PIECEWISE_ZERO_LINEAR:FLAT_ZERO</text:p>
          </table:table-cell>
          <table:table-cell office:value-type="float" office:value="1092176.946795" calcext:value-type="float">
            <text:p>1092176.946795</text:p>
          </table:table-cell>
          <table:table-cell office:value-type="float" office:value="10.754421" calcext:value-type="float">
            <text:p>10.754421</text:p>
          </table:table-cell>
          <table:table-cell office:value-type="float" office:value="177.044753" calcext:value-type="float">
            <text:p>177.044753</text:p>
          </table:table-cell>
          <table:table-cell office:value-type="float" office:value="1066812.135609" calcext:value-type="float">
            <text:p>1066812.135609</text:p>
          </table:table-cell>
          <table:table-cell office:value-type="float" office:value="10.221751" calcext:value-type="float">
            <text:p>10.221751</text:p>
          </table:table-cell>
          <table:table-cell office:value-type="float" office:value="153.885711" calcext:value-type="float">
            <text:p>153.885711</text:p>
          </table:table-cell>
          <table:table-cell office:value-type="float" office:value="1120107.756053" calcext:value-type="float">
            <text:p>1120107.756053</text:p>
          </table:table-cell>
          <table:table-cell office:value-type="float" office:value="11.360418" calcext:value-type="float">
            <text:p>11.360418</text:p>
          </table:table-cell>
          <table:table-cell office:value-type="float" office:value="205.154612" calcext:value-type="float">
            <text:p>205.154612</text:p>
          </table:table-cell>
          <table:table-cell table:formula="of:=[.E7]-[.B7]" office:value-type="float" office:value="-25364.811186" calcext:value-type="float">
            <text:p>-25364.811186</text:p>
          </table:table-cell>
          <table:table-cell table:formula="of:=[.F7]-[.C7]" office:value-type="float" office:value="-0.532670000000001" calcext:value-type="float">
            <text:p>-0.532670000000001</text:p>
          </table:table-cell>
          <table:table-cell table:formula="of:=[.G7]-[.D7]" office:value-type="float" office:value="-23.159042" calcext:value-type="float">
            <text:p>-23.159042</text:p>
          </table:table-cell>
          <table:table-cell table:formula="of:=[.H7]-[.B7]" office:value-type="float" office:value="27930.809258" calcext:value-type="float">
            <text:p>27930.809258</text:p>
          </table:table-cell>
          <table:table-cell table:formula="of:=[.I7]-[.C7]" office:value-type="float" office:value="0.605996999999999" calcext:value-type="float">
            <text:p>0.605996999999999</text:p>
          </table:table-cell>
          <table:table-cell table:formula="of:=[.J7]-[.D7]" office:value-type="float" office:value="28.109859" calcext:value-type="float">
            <text:p>28.109859</text:p>
          </table:table-cell>
        </table:table-row>
        <table:table-row table:style-name="ro1">
          <table:table-cell office:value-type="string" calcext:value-type="string">
            <text:p>PIECEWISE_ZERO_LINEAR:CONSTANT_ZERO</text:p>
          </table:table-cell>
          <table:table-cell office:value-type="float" office:value="1091771.211312" calcext:value-type="float">
            <text:p>1091771.211312</text:p>
          </table:table-cell>
          <table:table-cell office:value-type="float" office:value="10.744513" calcext:value-type="float">
            <text:p>10.744513</text:p>
          </table:table-cell>
          <table:table-cell office:value-type="float" office:value="176.565572" calcext:value-type="float">
            <text:p>176.565572</text:p>
          </table:table-cell>
          <table:table-cell office:value-type="float" office:value="1081405.542529" calcext:value-type="float">
            <text:p>1081405.542529</text:p>
          </table:table-cell>
          <table:table-cell office:value-type="float" office:value="10.578924" calcext:value-type="float">
            <text:p>10.578924</text:p>
          </table:table-cell>
          <table:table-cell office:value-type="float" office:value="170.718891" calcext:value-type="float">
            <text:p>170.718891</text:p>
          </table:table-cell>
          <table:table-cell office:value-type="float" office:value="1100412.237605" calcext:value-type="float">
            <text:p>1100412.237605</text:p>
          </table:table-cell>
          <table:table-cell office:value-type="float" office:value="10.881744" calcext:value-type="float">
            <text:p>10.881744</text:p>
          </table:table-cell>
          <table:table-cell office:value-type="float" office:value="181.443234" calcext:value-type="float">
            <text:p>181.443234</text:p>
          </table:table-cell>
          <table:table-cell table:formula="of:=[.E8]-[.B8]" office:value-type="float" office:value="-10365.668783" calcext:value-type="float">
            <text:p>-10365.668783</text:p>
          </table:table-cell>
          <table:table-cell table:formula="of:=[.F8]-[.C8]" office:value-type="float" office:value="-0.165588999999999" calcext:value-type="float">
            <text:p>-0.165588999999999</text:p>
          </table:table-cell>
          <table:table-cell table:formula="of:=[.G8]-[.D8]" office:value-type="float" office:value="-5.84668099999999" calcext:value-type="float">
            <text:p>-5.84668099999999</text:p>
          </table:table-cell>
          <table:table-cell table:formula="of:=[.H8]-[.B8]" office:value-type="float" office:value="8641.02629299997" calcext:value-type="float">
            <text:p>8641.02629299997</text:p>
          </table:table-cell>
          <table:table-cell table:formula="of:=[.I8]-[.C8]" office:value-type="float" office:value="0.137231" calcext:value-type="float">
            <text:p>0.137231</text:p>
          </table:table-cell>
          <table:table-cell table:formula="of:=[.J8]-[.D8]" office:value-type="float" office:value="4.87766199999999" calcext:value-type="float">
            <text:p>4.87766199999999</text:p>
          </table:table-cell>
        </table:table-row>
        <table:table-row table:style-name="ro1">
          <table:table-cell office:value-type="string" calcext:value-type="string">
            <text:p>PIECEWISE_ZERO_LINEAR:LINEARLY_GRADED_ZERO</text:p>
          </table:table-cell>
          <table:table-cell office:value-type="float" office:value="1091966.967906" calcext:value-type="float">
            <text:p>1091966.967906</text:p>
          </table:table-cell>
          <table:table-cell office:value-type="float" office:value="10.748413" calcext:value-type="float">
            <text:p>10.748413</text:p>
          </table:table-cell>
          <table:table-cell office:value-type="float" office:value="176.723947" calcext:value-type="float">
            <text:p>176.723947</text:p>
          </table:table-cell>
          <table:table-cell office:value-type="float" office:value="1073052.326554" calcext:value-type="float">
            <text:p>1073052.326554</text:p>
          </table:table-cell>
          <table:table-cell office:value-type="float" office:value="10.406993" calcext:value-type="float">
            <text:p>10.406993</text:p>
          </table:table-cell>
          <table:table-cell office:value-type="float" office:value="163.70975" calcext:value-type="float">
            <text:p>163.70975</text:p>
          </table:table-cell>
          <table:table-cell office:value-type="float" office:value="1108799.61519" calcext:value-type="float">
            <text:p>1108799.61519</text:p>
          </table:table-cell>
          <table:table-cell office:value-type="float" office:value="11.044524" calcext:value-type="float">
            <text:p>11.044524</text:p>
          </table:table-cell>
          <table:table-cell office:value-type="float" office:value="188.03895" calcext:value-type="float">
            <text:p>188.03895</text:p>
          </table:table-cell>
          <table:table-cell table:formula="of:=[.E9]-[.B9]" office:value-type="float" office:value="-18914.6413520002" calcext:value-type="float">
            <text:p>-18914.6413520002</text:p>
          </table:table-cell>
          <table:table-cell table:formula="of:=[.F9]-[.C9]" office:value-type="float" office:value="-0.341419999999999" calcext:value-type="float">
            <text:p>-0.341419999999999</text:p>
          </table:table-cell>
          <table:table-cell table:formula="of:=[.G9]-[.D9]" office:value-type="float" office:value="-13.014197" calcext:value-type="float">
            <text:p>-13.014197</text:p>
          </table:table-cell>
          <table:table-cell table:formula="of:=[.H9]-[.B9]" office:value-type="float" office:value="16832.6472839999" calcext:value-type="float">
            <text:p>16832.6472839999</text:p>
          </table:table-cell>
          <table:table-cell table:formula="of:=[.I9]-[.C9]" office:value-type="float" office:value="0.296111" calcext:value-type="float">
            <text:p>0.296111</text:p>
          </table:table-cell>
          <table:table-cell table:formula="of:=[.J9]-[.D9]" office:value-type="float" office:value="11.315003" calcext:value-type="float">
            <text:p>11.315003</text:p>
          </table:table-cell>
        </table:table-row>
        <table:table-row table:style-name="ro1">
          <table:table-cell office:value-type="string" calcext:value-type="string">
            <text:p>PIECEWISE_ZERO_LINEAR:ROLLING_AVERAGE_ZERO</text:p>
          </table:table-cell>
          <table:table-cell office:value-type="float" office:value="1092613.958971" calcext:value-type="float">
            <text:p>1092613.958971</text:p>
          </table:table-cell>
          <table:table-cell office:value-type="float" office:value="10.764926" calcext:value-type="float">
            <text:p>10.764926</text:p>
          </table:table-cell>
          <table:table-cell office:value-type="float" office:value="177.548389" calcext:value-type="float">
            <text:p>177.548389</text:p>
          </table:table-cell>
          <table:table-cell office:value-type="float" office:value="1070606.804801" calcext:value-type="float">
            <text:p>1070606.804801</text:p>
          </table:table-cell>
          <table:table-cell office:value-type="float" office:value="10.311602" calcext:value-type="float">
            <text:p>10.311602</text:p>
          </table:table-cell>
          <table:table-cell office:value-type="float" office:value="157.98023" calcext:value-type="float">
            <text:p>157.98023</text:p>
          </table:table-cell>
          <table:table-cell office:value-type="float" office:value="1112627.801035" calcext:value-type="float">
            <text:p>1112627.801035</text:p>
          </table:table-cell>
          <table:table-cell office:value-type="float" office:value="11.180501" calcext:value-type="float">
            <text:p>11.180501</text:p>
          </table:table-cell>
          <table:table-cell office:value-type="float" office:value="196.2018" calcext:value-type="float">
            <text:p>196.2018</text:p>
          </table:table-cell>
          <table:table-cell table:formula="of:=[.E10]-[.B10]" office:value-type="float" office:value="-22007.15417" calcext:value-type="float">
            <text:p>-22007.15417</text:p>
          </table:table-cell>
          <table:table-cell table:formula="of:=[.F10]-[.C10]" office:value-type="float" office:value="-0.453324" calcext:value-type="float">
            <text:p>-0.453324</text:p>
          </table:table-cell>
          <table:table-cell table:formula="of:=[.G10]-[.D10]" office:value-type="float" office:value="-19.568159" calcext:value-type="float">
            <text:p>-19.568159</text:p>
          </table:table-cell>
          <table:table-cell table:formula="of:=[.H10]-[.B10]" office:value-type="float" office:value="20013.842064" calcext:value-type="float">
            <text:p>20013.842064</text:p>
          </table:table-cell>
          <table:table-cell table:formula="of:=[.I10]-[.C10]" office:value-type="float" office:value="0.415574999999999" calcext:value-type="float">
            <text:p>0.415574999999999</text:p>
          </table:table-cell>
          <table:table-cell table:formula="of:=[.J10]-[.D10]" office:value-type="float" office:value="18.653411" calcext:value-type="float">
            <text:p>18.653411</text:p>
          </table:table-cell>
        </table:table-row>
        <table:table-row table:style-name="ro1">
          <table:table-cell office:value-type="string" calcext:value-type="string">
            <text:p>PIECEWISE_DISCOUNT_LOGLINEAR:FLAT_FORWARD</text:p>
          </table:table-cell>
          <table:table-cell office:value-type="float" office:value="1090191.092306" calcext:value-type="float">
            <text:p>1090191.092306</text:p>
          </table:table-cell>
          <table:table-cell office:value-type="float" office:value="10.726141" calcext:value-type="float">
            <text:p>10.726141</text:p>
          </table:table-cell>
          <table:table-cell office:value-type="float" office:value="175.495216" calcext:value-type="float">
            <text:p>175.495216</text:p>
          </table:table-cell>
          <table:table-cell office:value-type="float" office:value="1060884.22708" calcext:value-type="float">
            <text:p>1060884.22708</text:p>
          </table:table-cell>
          <table:table-cell office:value-type="float" office:value="10.1079" calcext:value-type="float">
            <text:p>10.1079</text:p>
          </table:table-cell>
          <table:table-cell office:value-type="float" office:value="148.773298" calcext:value-type="float">
            <text:p>148.773298</text:p>
          </table:table-cell>
          <table:table-cell office:value-type="float" office:value="1166910.837476" calcext:value-type="float">
            <text:p>1166910.837476</text:p>
          </table:table-cell>
          <table:table-cell office:value-type="float" office:value="13.096652" calcext:value-type="float">
            <text:p>13.096652</text:p>
          </table:table-cell>
          <table:table-cell office:value-type="float" office:value="322.7204" calcext:value-type="float">
            <text:p>322.7204</text:p>
          </table:table-cell>
          <table:table-cell table:formula="of:=[.E11]-[.B11]" office:value-type="float" office:value="-29306.8652259999" calcext:value-type="float">
            <text:p>-29306.8652259999</text:p>
          </table:table-cell>
          <table:table-cell table:formula="of:=[.F11]-[.C11]" office:value-type="float" office:value="-0.618240999999999" calcext:value-type="float">
            <text:p>-0.618240999999999</text:p>
          </table:table-cell>
          <table:table-cell table:formula="of:=[.G11]-[.D11]" office:value-type="float" office:value="-26.721918" calcext:value-type="float">
            <text:p>-26.721918</text:p>
          </table:table-cell>
          <table:table-cell table:formula="of:=[.H11]-[.B11]" office:value-type="float" office:value="76719.74517" calcext:value-type="float">
            <text:p>76719.74517</text:p>
          </table:table-cell>
          <table:table-cell table:formula="of:=[.I11]-[.C11]" office:value-type="float" office:value="2.370511" calcext:value-type="float">
            <text:p>2.370511</text:p>
          </table:table-cell>
          <table:table-cell table:formula="of:=[.J11]-[.D11]" office:value-type="float" office:value="147.225184" calcext:value-type="float">
            <text:p>147.225184</text:p>
          </table:table-cell>
        </table:table-row>
        <table:table-row table:style-name="ro1">
          <table:table-cell office:value-type="string" calcext:value-type="string">
            <text:p>PIECEWISE_DISCOUNT_LOGLINEAR:CONSTANT_FORWARD</text:p>
          </table:table-cell>
          <table:table-cell office:value-type="float" office:value="1091108.0373" calcext:value-type="float">
            <text:p>1091108.0373</text:p>
          </table:table-cell>
          <table:table-cell office:value-type="float" office:value="10.753746" calcext:value-type="float">
            <text:p>10.753746</text:p>
          </table:table-cell>
          <table:table-cell office:value-type="float" office:value="177.031219" calcext:value-type="float">
            <text:p>177.031219</text:p>
          </table:table-cell>
          <table:table-cell office:value-type="float" office:value="1065370.363604" calcext:value-type="float">
            <text:p>1065370.363604</text:p>
          </table:table-cell>
          <table:table-cell office:value-type="float" office:value="10.230568" calcext:value-type="float">
            <text:p>10.230568</text:p>
          </table:table-cell>
          <table:table-cell office:value-type="float" office:value="154.893542" calcext:value-type="float">
            <text:p>154.893542</text:p>
          </table:table-cell>
          <table:table-cell office:value-type="float" office:value="1114164.448603" calcext:value-type="float">
            <text:p>1114164.448603</text:p>
          </table:table-cell>
          <table:table-cell office:value-type="float" office:value="11.214594" calcext:value-type="float">
            <text:p>11.214594</text:p>
          </table:table-cell>
          <table:table-cell office:value-type="float" office:value="196.854353" calcext:value-type="float">
            <text:p>196.854353</text:p>
          </table:table-cell>
          <table:table-cell table:formula="of:=[.E12]-[.B12]" office:value-type="float" office:value="-25737.6736959999" calcext:value-type="float">
            <text:p>-25737.6736959999</text:p>
          </table:table-cell>
          <table:table-cell table:formula="of:=[.F12]-[.C12]" office:value-type="float" office:value="-0.523178" calcext:value-type="float">
            <text:p>-0.523178</text:p>
          </table:table-cell>
          <table:table-cell table:formula="of:=[.G12]-[.D12]" office:value-type="float" office:value="-22.137677" calcext:value-type="float">
            <text:p>-22.137677</text:p>
          </table:table-cell>
          <table:table-cell table:formula="of:=[.H12]-[.B12]" office:value-type="float" office:value="23056.4113030001" calcext:value-type="float">
            <text:p>23056.4113030001</text:p>
          </table:table-cell>
          <table:table-cell table:formula="of:=[.I12]-[.C12]" office:value-type="float" office:value="0.460848" calcext:value-type="float">
            <text:p>0.460848</text:p>
          </table:table-cell>
          <table:table-cell table:formula="of:=[.J12]-[.D12]" office:value-type="float" office:value="19.823134" calcext:value-type="float">
            <text:p>19.823134</text:p>
          </table:table-cell>
        </table:table-row>
        <table:table-row table:style-name="ro1">
          <table:table-cell office:value-type="string" calcext:value-type="string">
            <text:p>PIECEWISE_DISCOUNT_LOGLINEAR:LINEARLY_GRADED_FORWARD</text:p>
          </table:table-cell>
          <table:table-cell office:value-type="float" office:value="1090649.627021" calcext:value-type="float">
            <text:p>1090649.627021</text:p>
          </table:table-cell>
          <table:table-cell office:value-type="float" office:value="10.741892" calcext:value-type="float">
            <text:p>10.741892</text:p>
          </table:table-cell>
          <table:table-cell office:value-type="float" office:value="176.443512" calcext:value-type="float">
            <text:p>176.443512</text:p>
          </table:table-cell>
          <table:table-cell office:value-type="float" office:value="1061840.124522" calcext:value-type="float">
            <text:p>1061840.124522</text:p>
          </table:table-cell>
          <table:table-cell office:value-type="float" office:value="10.136993" calcext:value-type="float">
            <text:p>10.136993</text:p>
          </table:table-cell>
          <table:table-cell office:value-type="float" office:value="150.326886" calcext:value-type="float">
            <text:p>150.326886</text:p>
          </table:table-cell>
          <table:table-cell office:value-type="float" office:value="1125859.408497" calcext:value-type="float">
            <text:p>1125859.408497</text:p>
          </table:table-cell>
          <table:table-cell office:value-type="float" office:value="11.506141" calcext:value-type="float">
            <text:p>11.506141</text:p>
          </table:table-cell>
          <table:table-cell office:value-type="float" office:value="211.448698" calcext:value-type="float">
            <text:p>211.448698</text:p>
          </table:table-cell>
          <table:table-cell table:formula="of:=[.E13]-[.B13]" office:value-type="float" office:value="-28809.5024989999" calcext:value-type="float">
            <text:p>-28809.5024989999</text:p>
          </table:table-cell>
          <table:table-cell table:formula="of:=[.F13]-[.C13]" office:value-type="float" office:value="-0.604899" calcext:value-type="float">
            <text:p>-0.604899</text:p>
          </table:table-cell>
          <table:table-cell table:formula="of:=[.G13]-[.D13]" office:value-type="float" office:value="-26.116626" calcext:value-type="float">
            <text:p>-26.116626</text:p>
          </table:table-cell>
          <table:table-cell table:formula="of:=[.H13]-[.B13]" office:value-type="float" office:value="35209.7814760001" calcext:value-type="float">
            <text:p>35209.7814760001</text:p>
          </table:table-cell>
          <table:table-cell table:formula="of:=[.I13]-[.C13]" office:value-type="float" office:value="0.764249" calcext:value-type="float">
            <text:p>0.764249</text:p>
          </table:table-cell>
          <table:table-cell table:formula="of:=[.J13]-[.D13]" office:value-type="float" office:value="35.005186" calcext:value-type="float">
            <text:p>35.005186</text:p>
          </table:table-cell>
        </table:table-row>
        <table:table-row table:style-name="ro1">
          <table:table-cell office:value-type="string" calcext:value-type="string">
            <text:p>PIECEWISE_DISCOUNT_LOGLINEAR:ROLLING_AVERAGE_FORWARD</text:p>
          </table:table-cell>
          <table:table-cell office:value-type="float" office:value="1090191.092306" calcext:value-type="float">
            <text:p>1090191.092306</text:p>
          </table:table-cell>
          <table:table-cell office:value-type="float" office:value="10.726141" calcext:value-type="float">
            <text:p>10.726141</text:p>
          </table:table-cell>
          <table:table-cell office:value-type="float" office:value="175.495216" calcext:value-type="float">
            <text:p>175.495216</text:p>
          </table:table-cell>
          <table:table-cell office:value-type="float" office:value="1060884.22708" calcext:value-type="float">
            <text:p>1060884.22708</text:p>
          </table:table-cell>
          <table:table-cell office:value-type="float" office:value="10.1079" calcext:value-type="float">
            <text:p>10.1079</text:p>
          </table:table-cell>
          <table:table-cell office:value-type="float" office:value="148.773298" calcext:value-type="float">
            <text:p>148.773298</text:p>
          </table:table-cell>
          <table:table-cell office:value-type="float" office:value="1166910.837476" calcext:value-type="float">
            <text:p>1166910.837476</text:p>
          </table:table-cell>
          <table:table-cell office:value-type="float" office:value="13.096652" calcext:value-type="float">
            <text:p>13.096652</text:p>
          </table:table-cell>
          <table:table-cell office:value-type="float" office:value="322.7204" calcext:value-type="float">
            <text:p>322.7204</text:p>
          </table:table-cell>
          <table:table-cell table:formula="of:=[.E14]-[.B14]" office:value-type="float" office:value="-29306.8652259999" calcext:value-type="float">
            <text:p>-29306.8652259999</text:p>
          </table:table-cell>
          <table:table-cell table:formula="of:=[.F14]-[.C14]" office:value-type="float" office:value="-0.618240999999999" calcext:value-type="float">
            <text:p>-0.618240999999999</text:p>
          </table:table-cell>
          <table:table-cell table:formula="of:=[.G14]-[.D14]" office:value-type="float" office:value="-26.721918" calcext:value-type="float">
            <text:p>-26.721918</text:p>
          </table:table-cell>
          <table:table-cell table:formula="of:=[.H14]-[.B14]" office:value-type="float" office:value="76719.74517" calcext:value-type="float">
            <text:p>76719.74517</text:p>
          </table:table-cell>
          <table:table-cell table:formula="of:=[.I14]-[.C14]" office:value-type="float" office:value="2.370511" calcext:value-type="float">
            <text:p>2.370511</text:p>
          </table:table-cell>
          <table:table-cell table:formula="of:=[.J14]-[.D14]" office:value-type="float" office:value="147.225184" calcext:value-type="float">
            <text:p>147.225184</text:p>
          </table:table-cell>
        </table:table-row>
        <table:table-row table:style-name="ro1">
          <table:table-cell office:value-type="string" calcext:value-type="string">
            <text:p>PIECEWISE_DISCOUNT_LOGLINEAR:FLAT_ZERO</text:p>
          </table:table-cell>
          <table:table-cell office:value-type="float" office:value="1091457.616707" calcext:value-type="float">
            <text:p>1091457.616707</text:p>
          </table:table-cell>
          <table:table-cell office:value-type="float" office:value="10.75794" calcext:value-type="float">
            <text:p>10.75794</text:p>
          </table:table-cell>
          <table:table-cell office:value-type="float" office:value="177.212119" calcext:value-type="float">
            <text:p>177.212119</text:p>
          </table:table-cell>
          <table:table-cell office:value-type="float" office:value="1065679.76591" calcext:value-type="float">
            <text:p>1065679.76591</text:p>
          </table:table-cell>
          <table:table-cell office:value-type="float" office:value="10.219241" calcext:value-type="float">
            <text:p>10.219241</text:p>
          </table:table-cell>
          <table:table-cell office:value-type="float" office:value="153.866974" calcext:value-type="float">
            <text:p>153.866974</text:p>
          </table:table-cell>
          <table:table-cell office:value-type="float" office:value="1119854.57923" calcext:value-type="float">
            <text:p>1119854.57923</text:p>
          </table:table-cell>
          <table:table-cell office:value-type="float" office:value="11.369837" calcext:value-type="float">
            <text:p>11.369837</text:p>
          </table:table-cell>
          <table:table-cell office:value-type="float" office:value="205.485405" calcext:value-type="float">
            <text:p>205.485405</text:p>
          </table:table-cell>
          <table:table-cell table:formula="of:=[.E15]-[.B15]" office:value-type="float" office:value="-25777.8507969999" calcext:value-type="float">
            <text:p>-25777.8507969999</text:p>
          </table:table-cell>
          <table:table-cell table:formula="of:=[.F15]-[.C15]" office:value-type="float" office:value="-0.538698999999999" calcext:value-type="float">
            <text:p>-0.538698999999999</text:p>
          </table:table-cell>
          <table:table-cell table:formula="of:=[.G15]-[.D15]" office:value-type="float" office:value="-23.345145" calcext:value-type="float">
            <text:p>-23.345145</text:p>
          </table:table-cell>
          <table:table-cell table:formula="of:=[.H15]-[.B15]" office:value-type="float" office:value="28396.9625230001" calcext:value-type="float">
            <text:p>28396.9625230001</text:p>
          </table:table-cell>
          <table:table-cell table:formula="of:=[.I15]-[.C15]" office:value-type="float" office:value="0.611897000000001" calcext:value-type="float">
            <text:p>0.611897000000001</text:p>
          </table:table-cell>
          <table:table-cell table:formula="of:=[.J15]-[.D15]" office:value-type="float" office:value="28.273286" calcext:value-type="float">
            <text:p>28.273286</text:p>
          </table:table-cell>
        </table:table-row>
        <table:table-row table:style-name="ro1">
          <table:table-cell office:value-type="string" calcext:value-type="string">
            <text:p>PIECEWISE_DISCOUNT_LOGLINEAR:CONSTANT_ZERO</text:p>
          </table:table-cell>
          <table:table-cell office:value-type="float" office:value="1091015.649359" calcext:value-type="float">
            <text:p>1091015.649359</text:p>
          </table:table-cell>
          <table:table-cell office:value-type="float" office:value="10.747141" calcext:value-type="float">
            <text:p>10.747141</text:p>
          </table:table-cell>
          <table:table-cell office:value-type="float" office:value="176.689798" calcext:value-type="float">
            <text:p>176.689798</text:p>
          </table:table-cell>
          <table:table-cell office:value-type="float" office:value="1080145.589343" calcext:value-type="float">
            <text:p>1080145.589343</text:p>
          </table:table-cell>
          <table:table-cell office:value-type="float" office:value="10.57384" calcext:value-type="float">
            <text:p>10.57384</text:p>
          </table:table-cell>
          <table:table-cell office:value-type="float" office:value="170.581671" calcext:value-type="float">
            <text:p>170.581671</text:p>
          </table:table-cell>
          <table:table-cell office:value-type="float" office:value="1100229.613484" calcext:value-type="float">
            <text:p>1100229.613484</text:p>
          </table:table-cell>
          <table:table-cell office:value-type="float" office:value="10.893007" calcext:value-type="float">
            <text:p>10.893007</text:p>
          </table:table-cell>
          <table:table-cell office:value-type="float" office:value="181.864659" calcext:value-type="float">
            <text:p>181.864659</text:p>
          </table:table-cell>
          <table:table-cell table:formula="of:=[.E16]-[.B16]" office:value-type="float" office:value="-10870.0600159999" calcext:value-type="float">
            <text:p>-10870.0600159999</text:p>
          </table:table-cell>
          <table:table-cell table:formula="of:=[.F16]-[.C16]" office:value-type="float" office:value="-0.173300999999999" calcext:value-type="float">
            <text:p>-0.173300999999999</text:p>
          </table:table-cell>
          <table:table-cell table:formula="of:=[.G16]-[.D16]" office:value-type="float" office:value="-6.108127" calcext:value-type="float">
            <text:p>-6.108127</text:p>
          </table:table-cell>
          <table:table-cell table:formula="of:=[.H16]-[.B16]" office:value-type="float" office:value="9213.96412500017" calcext:value-type="float">
            <text:p>9213.96412500017</text:p>
          </table:table-cell>
          <table:table-cell table:formula="of:=[.I16]-[.C16]" office:value-type="float" office:value="0.145866000000002" calcext:value-type="float">
            <text:p>0.145866000000002</text:p>
          </table:table-cell>
          <table:table-cell table:formula="of:=[.J16]-[.D16]" office:value-type="float" office:value="5.17486099999999" calcext:value-type="float">
            <text:p>5.17486099999999</text:p>
          </table:table-cell>
        </table:table-row>
        <table:table-row table:style-name="ro1">
          <table:table-cell office:value-type="string" calcext:value-type="string">
            <text:p>PIECEWISE_DISCOUNT_LOGLINEAR:LINEARLY_GRADED_ZERO</text:p>
          </table:table-cell>
          <table:table-cell office:value-type="float" office:value="1091228.82367" calcext:value-type="float">
            <text:p>1091228.82367</text:p>
          </table:table-cell>
          <table:table-cell office:value-type="float" office:value="10.75139" calcext:value-type="float">
            <text:p>10.75139</text:p>
          </table:table-cell>
          <table:table-cell office:value-type="float" office:value="176.862354" calcext:value-type="float">
            <text:p>176.862354</text:p>
          </table:table-cell>
          <table:table-cell office:value-type="float" office:value="1071883.424399" calcext:value-type="float">
            <text:p>1071883.424399</text:p>
          </table:table-cell>
          <table:table-cell office:value-type="float" office:value="10.403577" calcext:value-type="float">
            <text:p>10.403577</text:p>
          </table:table-cell>
          <table:table-cell office:value-type="float" office:value="163.641554" calcext:value-type="float">
            <text:p>163.641554</text:p>
          </table:table-cell>
          <table:table-cell office:value-type="float" office:value="1108590.050933" calcext:value-type="float">
            <text:p>1108590.050933</text:p>
          </table:table-cell>
          <table:table-cell office:value-type="float" office:value="11.055212" calcext:value-type="float">
            <text:p>11.055212</text:p>
          </table:table-cell>
          <table:table-cell office:value-type="float" office:value="188.43739" calcext:value-type="float">
            <text:p>188.43739</text:p>
          </table:table-cell>
          <table:table-cell table:formula="of:=[.E17]-[.B17]" office:value-type="float" office:value="-19345.3992710002" calcext:value-type="float">
            <text:p>-19345.3992710002</text:p>
          </table:table-cell>
          <table:table-cell table:formula="of:=[.F17]-[.C17]" office:value-type="float" office:value="-0.347813" calcext:value-type="float">
            <text:p>-0.347813</text:p>
          </table:table-cell>
          <table:table-cell table:formula="of:=[.G17]-[.D17]" office:value-type="float" office:value="-13.2208" calcext:value-type="float">
            <text:p>-13.2208</text:p>
          </table:table-cell>
          <table:table-cell table:formula="of:=[.H17]-[.B17]" office:value-type="float" office:value="17361.2272629999" calcext:value-type="float">
            <text:p>17361.2272629999</text:p>
          </table:table-cell>
          <table:table-cell table:formula="of:=[.I17]-[.C17]" office:value-type="float" office:value="0.303821999999999" calcext:value-type="float">
            <text:p>0.303821999999999</text:p>
          </table:table-cell>
          <table:table-cell table:formula="of:=[.J17]-[.D17]" office:value-type="float" office:value="11.575036" calcext:value-type="float">
            <text:p>11.575036</text:p>
          </table:table-cell>
        </table:table-row>
        <table:table-row table:style-name="ro1">
          <table:table-cell office:value-type="string" calcext:value-type="string">
            <text:p>PIECEWISE_DISCOUNT_LOGLINEAR:ROLLING_AVERAGE_ZERO</text:p>
          </table:table-cell>
          <table:table-cell office:value-type="float" office:value="1091856.181602" calcext:value-type="float">
            <text:p>1091856.181602</text:p>
          </table:table-cell>
          <table:table-cell office:value-type="float" office:value="10.767518" calcext:value-type="float">
            <text:p>10.767518</text:p>
          </table:table-cell>
          <table:table-cell office:value-type="float" office:value="177.671091" calcext:value-type="float">
            <text:p>177.671091</text:p>
          </table:table-cell>
          <table:table-cell office:value-type="float" office:value="1069089.610969" calcext:value-type="float">
            <text:p>1069089.610969</text:p>
          </table:table-cell>
          <table:table-cell office:value-type="float" office:value="10.300022" calcext:value-type="float">
            <text:p>10.300022</text:p>
          </table:table-cell>
          <table:table-cell office:value-type="float" office:value="157.545308" calcext:value-type="float">
            <text:p>157.545308</text:p>
          </table:table-cell>
          <table:table-cell office:value-type="float" office:value="1113011.86894" calcext:value-type="float">
            <text:p>1113011.86894</text:p>
          </table:table-cell>
          <table:table-cell office:value-type="float" office:value="11.205429" calcext:value-type="float">
            <text:p>11.205429</text:p>
          </table:table-cell>
          <table:table-cell office:value-type="float" office:value="197.304087" calcext:value-type="float">
            <text:p>197.304087</text:p>
          </table:table-cell>
          <table:table-cell table:formula="of:=[.E18]-[.B18]" office:value-type="float" office:value="-22766.570633" calcext:value-type="float">
            <text:p>-22766.570633</text:p>
          </table:table-cell>
          <table:table-cell table:formula="of:=[.F18]-[.C18]" office:value-type="float" office:value="-0.467496000000001" calcext:value-type="float">
            <text:p>-0.467496000000001</text:p>
          </table:table-cell>
          <table:table-cell table:formula="of:=[.G18]-[.D18]" office:value-type="float" office:value="-20.125783" calcext:value-type="float">
            <text:p>-20.125783</text:p>
          </table:table-cell>
          <table:table-cell table:formula="of:=[.H18]-[.B18]" office:value-type="float" office:value="21155.6873379999" calcext:value-type="float">
            <text:p>21155.6873379999</text:p>
          </table:table-cell>
          <table:table-cell table:formula="of:=[.I18]-[.C18]" office:value-type="float" office:value="0.437911" calcext:value-type="float">
            <text:p>0.437911</text:p>
          </table:table-cell>
          <table:table-cell table:formula="of:=[.J18]-[.D18]" office:value-type="float" office:value="19.632996" calcext:value-type="float">
            <text:p>19.632996</text:p>
          </table:table-cell>
        </table:table-row>
        <table:table-row table:style-name="ro1">
          <table:table-cell office:value-type="string" calcext:value-type="string">
            <text:p>PIECEWISE_ZERO_CUBIC:FLAT_FORWARD</text:p>
          </table:table-cell>
          <table:table-cell office:value-type="float" office:value="1089413.740752" calcext:value-type="float">
            <text:p>1089413.740752</text:p>
          </table:table-cell>
          <table:table-cell office:value-type="float" office:value="10.698871" calcext:value-type="float">
            <text:p>10.698871</text:p>
          </table:table-cell>
          <table:table-cell office:value-type="float" office:value="174.12482" calcext:value-type="float">
            <text:p>174.12482</text:p>
          </table:table-cell>
          <table:table-cell office:value-type="float" office:value="1062438.093809" calcext:value-type="float">
            <text:p>1062438.093809</text:p>
          </table:table-cell>
          <table:table-cell office:value-type="float" office:value="10.117848" calcext:value-type="float">
            <text:p>10.117848</text:p>
          </table:table-cell>
          <table:table-cell office:value-type="float" office:value="148.877118" calcext:value-type="float">
            <text:p>148.877118</text:p>
          </table:table-cell>
          <table:table-cell office:value-type="float" office:value="1310296.043929" calcext:value-type="float">
            <text:p>1310296.043929</text:p>
          </table:table-cell>
          <table:table-cell office:value-type="float" office:value="18.671599" calcext:value-type="float">
            <text:p>18.671599</text:p>
          </table:table-cell>
          <table:table-cell office:value-type="float" office:value="752.794949" calcext:value-type="float">
            <text:p>752.794949</text:p>
          </table:table-cell>
          <table:table-cell table:formula="of:=[.E19]-[.B19]" office:value-type="float" office:value="-26975.6469429999" calcext:value-type="float">
            <text:p>-26975.6469429999</text:p>
          </table:table-cell>
          <table:table-cell table:formula="of:=[.F19]-[.C19]" office:value-type="float" office:value="-0.581023" calcext:value-type="float">
            <text:p>-0.581023</text:p>
          </table:table-cell>
          <table:table-cell table:formula="of:=[.G19]-[.D19]" office:value-type="float" office:value="-25.247702" calcext:value-type="float">
            <text:p>-25.247702</text:p>
          </table:table-cell>
          <table:table-cell table:formula="of:=[.H19]-[.B19]" office:value-type="float" office:value="220882.303177" calcext:value-type="float">
            <text:p>220882.303177</text:p>
          </table:table-cell>
          <table:table-cell table:formula="of:=[.I19]-[.C19]" office:value-type="float" office:value="7.972728" calcext:value-type="float">
            <text:p>7.972728</text:p>
          </table:table-cell>
          <table:table-cell table:formula="of:=[.J19]-[.D19]" office:value-type="float" office:value="578.670129" calcext:value-type="float">
            <text:p>578.670129</text:p>
          </table:table-cell>
        </table:table-row>
        <table:table-row table:style-name="ro1">
          <table:table-cell office:value-type="string" calcext:value-type="string">
            <text:p>PIECEWISE_ZERO_CUBIC:CONSTANT_FORWARD</text:p>
          </table:table-cell>
          <table:table-cell office:value-type="float" office:value="1091116.624578" calcext:value-type="float">
            <text:p>1091116.624578</text:p>
          </table:table-cell>
          <table:table-cell office:value-type="float" office:value="10.749678" calcext:value-type="float">
            <text:p>10.749678</text:p>
          </table:table-cell>
          <table:table-cell office:value-type="float" office:value="176.930559" calcext:value-type="float">
            <text:p>176.930559</text:p>
          </table:table-cell>
          <table:table-cell office:value-type="float" office:value="1067550.288709" calcext:value-type="float">
            <text:p>1067550.288709</text:p>
          </table:table-cell>
          <table:table-cell office:value-type="float" office:value="10.251939" calcext:value-type="float">
            <text:p>10.251939</text:p>
          </table:table-cell>
          <table:table-cell office:value-type="float" office:value="155.386721" calcext:value-type="float">
            <text:p>155.386721</text:p>
          </table:table-cell>
          <table:table-cell office:value-type="float" office:value="1112012.807414" calcext:value-type="float">
            <text:p>1112012.807414</text:p>
          </table:table-cell>
          <table:table-cell office:value-type="float" office:value="11.184747" calcext:value-type="float">
            <text:p>11.184747</text:p>
          </table:table-cell>
          <table:table-cell office:value-type="float" office:value="196.016933" calcext:value-type="float">
            <text:p>196.016933</text:p>
          </table:table-cell>
          <table:table-cell table:formula="of:=[.E20]-[.B20]" office:value-type="float" office:value="-23566.3358690001" calcext:value-type="float">
            <text:p>-23566.3358690001</text:p>
          </table:table-cell>
          <table:table-cell table:formula="of:=[.F20]-[.C20]" office:value-type="float" office:value="-0.497738999999999" calcext:value-type="float">
            <text:p>-0.497738999999999</text:p>
          </table:table-cell>
          <table:table-cell table:formula="of:=[.G20]-[.D20]" office:value-type="float" office:value="-21.543838" calcext:value-type="float">
            <text:p>-21.543838</text:p>
          </table:table-cell>
          <table:table-cell table:formula="of:=[.H20]-[.B20]" office:value-type="float" office:value="20896.1828359999" calcext:value-type="float">
            <text:p>20896.1828359999</text:p>
          </table:table-cell>
          <table:table-cell table:formula="of:=[.I20]-[.C20]" office:value-type="float" office:value="0.435069" calcext:value-type="float">
            <text:p>0.435069</text:p>
          </table:table-cell>
          <table:table-cell table:formula="of:=[.J20]-[.D20]" office:value-type="float" office:value="19.086374" calcext:value-type="float">
            <text:p>19.086374</text:p>
          </table:table-cell>
        </table:table-row>
        <table:table-row table:style-name="ro1">
          <table:table-cell office:value-type="string" calcext:value-type="string">
            <text:p>PIECEWISE_ZERO_CUBIC:LINEARLY_GRADED_FORWARD</text:p>
          </table:table-cell>
          <table:table-cell office:value-type="float" office:value="1090239.398414" calcext:value-type="float">
            <text:p>1090239.398414</text:p>
          </table:table-cell>
          <table:table-cell office:value-type="float" office:value="10.727" calcext:value-type="float">
            <text:p>10.727</text:p>
          </table:table-cell>
          <table:table-cell office:value-type="float" office:value="175.806792" calcext:value-type="float">
            <text:p>175.806792</text:p>
          </table:table-cell>
          <table:table-cell office:value-type="float" office:value="1062974.687014" calcext:value-type="float">
            <text:p>1062974.687014</text:p>
          </table:table-cell>
          <table:table-cell office:value-type="float" office:value="10.132798" calcext:value-type="float">
            <text:p>10.132798</text:p>
          </table:table-cell>
          <table:table-cell office:value-type="float" office:value="149.630621" calcext:value-type="float">
            <text:p>149.630621</text:p>
          </table:table-cell>
          <table:table-cell office:value-type="float" office:value="1131551.359704" calcext:value-type="float">
            <text:p>1131551.359704</text:p>
          </table:table-cell>
          <table:table-cell office:value-type="float" office:value="11.672645" calcext:value-type="float">
            <text:p>11.672645</text:p>
          </table:table-cell>
          <table:table-cell office:value-type="float" office:value="220.515647" calcext:value-type="float">
            <text:p>220.515647</text:p>
          </table:table-cell>
          <table:table-cell table:formula="of:=[.E21]-[.B21]" office:value-type="float" office:value="-27264.7113999999" calcext:value-type="float">
            <text:p>-27264.7113999999</text:p>
          </table:table-cell>
          <table:table-cell table:formula="of:=[.F21]-[.C21]" office:value-type="float" office:value="-0.594202000000001" calcext:value-type="float">
            <text:p>-0.594202000000001</text:p>
          </table:table-cell>
          <table:table-cell table:formula="of:=[.G21]-[.D21]" office:value-type="float" office:value="-26.176171" calcext:value-type="float">
            <text:p>-26.176171</text:p>
          </table:table-cell>
          <table:table-cell table:formula="of:=[.H21]-[.B21]" office:value-type="float" office:value="41311.96129" calcext:value-type="float">
            <text:p>41311.96129</text:p>
          </table:table-cell>
          <table:table-cell table:formula="of:=[.I21]-[.C21]" office:value-type="float" office:value="0.945644999999999" calcext:value-type="float">
            <text:p>0.945644999999999</text:p>
          </table:table-cell>
          <table:table-cell table:formula="of:=[.J21]-[.D21]" office:value-type="float" office:value="44.708855" calcext:value-type="float">
            <text:p>44.708855</text:p>
          </table:table-cell>
        </table:table-row>
        <table:table-row table:style-name="ro1">
          <table:table-cell office:value-type="string" calcext:value-type="string">
            <text:p>PIECEWISE_ZERO_CUBIC:ROLLING_AVERAGE_FORWARD</text:p>
          </table:table-cell>
          <table:table-cell office:value-type="float" office:value="1089872.148976" calcext:value-type="float">
            <text:p>1089872.148976</text:p>
          </table:table-cell>
          <table:table-cell office:value-type="float" office:value="10.712095" calcext:value-type="float">
            <text:p>10.712095</text:p>
          </table:table-cell>
          <table:table-cell office:value-type="float" office:value="174.837954" calcext:value-type="float">
            <text:p>174.837954</text:p>
          </table:table-cell>
          <table:table-cell office:value-type="float" office:value="1063050.930428" calcext:value-type="float">
            <text:p>1063050.930428</text:p>
          </table:table-cell>
          <table:table-cell office:value-type="float" office:value="10.131281" calcext:value-type="float">
            <text:p>10.131281</text:p>
          </table:table-cell>
          <table:table-cell office:value-type="float" office:value="149.438944" calcext:value-type="float">
            <text:p>149.438944</text:p>
          </table:table-cell>
          <table:table-cell office:value-type="float" office:value="1202441.907588" calcext:value-type="float">
            <text:p>1202441.907588</text:p>
          </table:table-cell>
          <table:table-cell office:value-type="float" office:value="14.570638" calcext:value-type="float">
            <text:p>14.570638</text:p>
          </table:table-cell>
          <table:table-cell office:value-type="float" office:value="433.778481" calcext:value-type="float">
            <text:p>433.778481</text:p>
          </table:table-cell>
          <table:table-cell table:formula="of:=[.E22]-[.B22]" office:value-type="float" office:value="-26821.2185480001" calcext:value-type="float">
            <text:p>-26821.2185480001</text:p>
          </table:table-cell>
          <table:table-cell table:formula="of:=[.F22]-[.C22]" office:value-type="float" office:value="-0.580814" calcext:value-type="float">
            <text:p>-0.580814</text:p>
          </table:table-cell>
          <table:table-cell table:formula="of:=[.G22]-[.D22]" office:value-type="float" office:value="-25.39901" calcext:value-type="float">
            <text:p>-25.39901</text:p>
          </table:table-cell>
          <table:table-cell table:formula="of:=[.H22]-[.B22]" office:value-type="float" office:value="112569.758612" calcext:value-type="float">
            <text:p>112569.758612</text:p>
          </table:table-cell>
          <table:table-cell table:formula="of:=[.I22]-[.C22]" office:value-type="float" office:value="3.858543" calcext:value-type="float">
            <text:p>3.858543</text:p>
          </table:table-cell>
          <table:table-cell table:formula="of:=[.J22]-[.D22]" office:value-type="float" office:value="258.940527" calcext:value-type="float">
            <text:p>258.940527</text:p>
          </table:table-cell>
        </table:table-row>
        <table:table-row table:style-name="ro1">
          <table:table-cell office:value-type="string" calcext:value-type="string">
            <text:p>PIECEWISE_ZERO_CUBIC:FLAT_ZERO</text:p>
          </table:table-cell>
          <table:table-cell office:value-type="float" office:value="1091732.118935" calcext:value-type="float">
            <text:p>1091732.118935</text:p>
          </table:table-cell>
          <table:table-cell office:value-type="float" office:value="10.755186" calcext:value-type="float">
            <text:p>10.755186</text:p>
          </table:table-cell>
          <table:table-cell office:value-type="float" office:value="177.140505" calcext:value-type="float">
            <text:p>177.140505</text:p>
          </table:table-cell>
          <table:table-cell office:value-type="float" office:value="1068422.312852" calcext:value-type="float">
            <text:p>1068422.312852</text:p>
          </table:table-cell>
          <table:table-cell office:value-type="float" office:value="10.250393" calcext:value-type="float">
            <text:p>10.250393</text:p>
          </table:table-cell>
          <table:table-cell office:value-type="float" office:value="154.806101" calcext:value-type="float">
            <text:p>154.806101</text:p>
          </table:table-cell>
          <table:table-cell office:value-type="float" office:value="1117796.544477" calcext:value-type="float">
            <text:p>1117796.544477</text:p>
          </table:table-cell>
          <table:table-cell office:value-type="float" office:value="11.340712" calcext:value-type="float">
            <text:p>11.340712</text:p>
          </table:table-cell>
          <table:table-cell office:value-type="float" office:value="204.740209" calcext:value-type="float">
            <text:p>204.740209</text:p>
          </table:table-cell>
          <table:table-cell table:formula="of:=[.E23]-[.B23]" office:value-type="float" office:value="-23309.806083" calcext:value-type="float">
            <text:p>-23309.806083</text:p>
          </table:table-cell>
          <table:table-cell table:formula="of:=[.F23]-[.C23]" office:value-type="float" office:value="-0.504792999999999" calcext:value-type="float">
            <text:p>-0.504792999999999</text:p>
          </table:table-cell>
          <table:table-cell table:formula="of:=[.G23]-[.D23]" office:value-type="float" office:value="-22.334404" calcext:value-type="float">
            <text:p>-22.334404</text:p>
          </table:table-cell>
          <table:table-cell table:formula="of:=[.H23]-[.B23]" office:value-type="float" office:value="26064.425542" calcext:value-type="float">
            <text:p>26064.425542</text:p>
          </table:table-cell>
          <table:table-cell table:formula="of:=[.I23]-[.C23]" office:value-type="float" office:value="0.585526" calcext:value-type="float">
            <text:p>0.585526</text:p>
          </table:table-cell>
          <table:table-cell table:formula="of:=[.J23]-[.D23]" office:value-type="float" office:value="27.599704" calcext:value-type="float">
            <text:p>27.599704</text:p>
          </table:table-cell>
        </table:table-row>
        <table:table-row table:style-name="ro1">
          <table:table-cell office:value-type="string" calcext:value-type="string">
            <text:p>PIECEWISE_ZERO_CUBIC:CONSTANT_ZERO</text:p>
          </table:table-cell>
          <table:table-cell office:value-type="float" office:value="1091327.797465" calcext:value-type="float">
            <text:p>1091327.797465</text:p>
          </table:table-cell>
          <table:table-cell office:value-type="float" office:value="10.745309" calcext:value-type="float">
            <text:p>10.745309</text:p>
          </table:table-cell>
          <table:table-cell office:value-type="float" office:value="176.662837" calcext:value-type="float">
            <text:p>176.662837</text:p>
          </table:table-cell>
          <table:table-cell office:value-type="float" office:value="1083465.454877" calcext:value-type="float">
            <text:p>1083465.454877</text:p>
          </table:table-cell>
          <table:table-cell office:value-type="float" office:value="10.6171" calcext:value-type="float">
            <text:p>10.6171</text:p>
          </table:table-cell>
          <table:table-cell office:value-type="float" office:value="172.079149" calcext:value-type="float">
            <text:p>172.079149</text:p>
          </table:table-cell>
          <table:table-cell office:value-type="float" office:value="1097741.728328" calcext:value-type="float">
            <text:p>1097741.728328</text:p>
          </table:table-cell>
          <table:table-cell office:value-type="float" office:value="10.851553" calcext:value-type="float">
            <text:p>10.851553</text:p>
          </table:table-cell>
          <table:table-cell office:value-type="float" office:value="180.510644" calcext:value-type="float">
            <text:p>180.510644</text:p>
          </table:table-cell>
          <table:table-cell table:formula="of:=[.E24]-[.B24]" office:value-type="float" office:value="-7862.342588" calcext:value-type="float">
            <text:p>-7862.342588</text:p>
          </table:table-cell>
          <table:table-cell table:formula="of:=[.F24]-[.C24]" office:value-type="float" office:value="-0.128209" calcext:value-type="float">
            <text:p>-0.128209</text:p>
          </table:table-cell>
          <table:table-cell table:formula="of:=[.G24]-[.D24]" office:value-type="float" office:value="-4.583688" calcext:value-type="float">
            <text:p>-4.583688</text:p>
          </table:table-cell>
          <table:table-cell table:formula="of:=[.H24]-[.B24]" office:value-type="float" office:value="6413.93086299999" calcext:value-type="float">
            <text:p>6413.93086299999</text:p>
          </table:table-cell>
          <table:table-cell table:formula="of:=[.I24]-[.C24]" office:value-type="float" office:value="0.106243999999998" calcext:value-type="float">
            <text:p>0.106243999999998</text:p>
          </table:table-cell>
          <table:table-cell table:formula="of:=[.J24]-[.D24]" office:value-type="float" office:value="3.84780700000002" calcext:value-type="float">
            <text:p>3.84780700000002</text:p>
          </table:table-cell>
        </table:table-row>
        <table:table-row table:style-name="ro1">
          <table:table-cell office:value-type="string" calcext:value-type="string">
            <text:p>PIECEWISE_ZERO_CUBIC:LINEARLY_GRADED_ZERO</text:p>
          </table:table-cell>
          <table:table-cell office:value-type="float" office:value="1091522.874121" calcext:value-type="float">
            <text:p>1091522.874121</text:p>
          </table:table-cell>
          <table:table-cell office:value-type="float" office:value="10.749197" calcext:value-type="float">
            <text:p>10.749197</text:p>
          </table:table-cell>
          <table:table-cell office:value-type="float" office:value="176.820709" calcext:value-type="float">
            <text:p>176.820709</text:p>
          </table:table-cell>
          <table:table-cell office:value-type="float" office:value="1074786.710664" calcext:value-type="float">
            <text:p>1074786.710664</text:p>
          </table:table-cell>
          <table:table-cell office:value-type="float" office:value="10.438995" calcext:value-type="float">
            <text:p>10.438995</text:p>
          </table:table-cell>
          <table:table-cell office:value-type="float" office:value="164.814852" calcext:value-type="float">
            <text:p>164.814852</text:p>
          </table:table-cell>
          <table:table-cell office:value-type="float" office:value="1106266.048936" calcext:value-type="float">
            <text:p>1106266.048936</text:p>
          </table:table-cell>
          <table:table-cell office:value-type="float" office:value="11.017592" calcext:value-type="float">
            <text:p>11.017592</text:p>
          </table:table-cell>
          <table:table-cell office:value-type="float" office:value="187.235878" calcext:value-type="float">
            <text:p>187.235878</text:p>
          </table:table-cell>
          <table:table-cell table:formula="of:=[.E25]-[.B25]" office:value-type="float" office:value="-16736.1634570002" calcext:value-type="float">
            <text:p>-16736.1634570002</text:p>
          </table:table-cell>
          <table:table-cell table:formula="of:=[.F25]-[.C25]" office:value-type="float" office:value="-0.310202" calcext:value-type="float">
            <text:p>-0.310202</text:p>
          </table:table-cell>
          <table:table-cell table:formula="of:=[.G25]-[.D25]" office:value-type="float" office:value="-12.005857" calcext:value-type="float">
            <text:p>-12.005857</text:p>
          </table:table-cell>
          <table:table-cell table:formula="of:=[.H25]-[.B25]" office:value-type="float" office:value="14743.174815" calcext:value-type="float">
            <text:p>14743.174815</text:p>
          </table:table-cell>
          <table:table-cell table:formula="of:=[.I25]-[.C25]" office:value-type="float" office:value="0.268395" calcext:value-type="float">
            <text:p>0.268395</text:p>
          </table:table-cell>
          <table:table-cell table:formula="of:=[.J25]-[.D25]" office:value-type="float" office:value="10.415169" calcext:value-type="float">
            <text:p>10.415169</text:p>
          </table:table-cell>
        </table:table-row>
        <table:table-row table:style-name="ro1">
          <table:table-cell office:value-type="string" calcext:value-type="string">
            <text:p>PIECEWISE_ZERO_CUBIC:ROLLING_AVERAGE_ZERO</text:p>
          </table:table-cell>
          <table:table-cell office:value-type="float" office:value="1092338.590486" calcext:value-type="float">
            <text:p>1092338.590486</text:p>
          </table:table-cell>
          <table:table-cell office:value-type="float" office:value="10.769798" calcext:value-type="float">
            <text:p>10.769798</text:p>
          </table:table-cell>
          <table:table-cell office:value-type="float" office:value="177.841966" calcext:value-type="float">
            <text:p>177.841966</text:p>
          </table:table-cell>
          <table:table-cell office:value-type="float" office:value="1073928.074588" calcext:value-type="float">
            <text:p>1073928.074588</text:p>
          </table:table-cell>
          <table:table-cell office:value-type="float" office:value="10.380567" calcext:value-type="float">
            <text:p>10.380567</text:p>
          </table:table-cell>
          <table:table-cell office:value-type="float" office:value="160.752813" calcext:value-type="float">
            <text:p>160.752813</text:p>
          </table:table-cell>
          <table:table-cell office:value-type="float" office:value="1108543.646503" calcext:value-type="float">
            <text:p>1108543.646503</text:p>
          </table:table-cell>
          <table:table-cell office:value-type="float" office:value="11.117062" calcext:value-type="float">
            <text:p>11.117062</text:p>
          </table:table-cell>
          <table:table-cell office:value-type="float" office:value="193.616461" calcext:value-type="float">
            <text:p>193.616461</text:p>
          </table:table-cell>
          <table:table-cell table:formula="of:=[.E26]-[.B26]" office:value-type="float" office:value="-18410.515898" calcext:value-type="float">
            <text:p>-18410.515898</text:p>
          </table:table-cell>
          <table:table-cell table:formula="of:=[.F26]-[.C26]" office:value-type="float" office:value="-0.389231000000001" calcext:value-type="float">
            <text:p>-0.389231000000001</text:p>
          </table:table-cell>
          <table:table-cell table:formula="of:=[.G26]-[.D26]" office:value-type="float" office:value="-17.089153" calcext:value-type="float">
            <text:p>-17.089153</text:p>
          </table:table-cell>
          <table:table-cell table:formula="of:=[.H26]-[.B26]" office:value-type="float" office:value="16205.056017" calcext:value-type="float">
            <text:p>16205.056017</text:p>
          </table:table-cell>
          <table:table-cell table:formula="of:=[.I26]-[.C26]" office:value-type="float" office:value="0.347264000000001" calcext:value-type="float">
            <text:p>0.347264000000001</text:p>
          </table:table-cell>
          <table:table-cell table:formula="of:=[.J26]-[.D26]" office:value-type="float" office:value="15.774495" calcext:value-type="float">
            <text:p>15.774495</text:p>
          </table:table-cell>
        </table:table-row>
        <table:table-row table:style-name="ro1">
          <table:table-cell office:value-type="string" calcext:value-type="string">
            <text:p>FITTED_NELSON_SIEGEL:FLAT_FORWARD</text:p>
          </table:table-cell>
          <table:table-cell office:value-type="float" office:value="1095728.078812" calcext:value-type="float">
            <text:p>1095728.078812</text:p>
          </table:table-cell>
          <table:table-cell office:value-type="float" office:value="10.74522" calcext:value-type="float">
            <text:p>10.74522</text:p>
          </table:table-cell>
          <table:table-cell office:value-type="float" office:value="174.2315" calcext:value-type="float">
            <text:p>174.2315</text:p>
          </table:table-cell>
          <table:table-cell office:value-type="float" office:value="1063335.044594" calcext:value-type="float">
            <text:p>1063335.044594</text:p>
          </table:table-cell>
          <table:table-cell office:value-type="float" office:value="10.429997" calcext:value-type="float">
            <text:p>10.429997</text:p>
          </table:table-cell>
          <table:table-cell office:value-type="float" office:value="163.577937" calcext:value-type="float">
            <text:p>163.577937</text:p>
          </table:table-cell>
          <table:table-cell office:value-type="float" office:value="1124159.789451" calcext:value-type="float">
            <text:p>1124159.789451</text:p>
          </table:table-cell>
          <table:table-cell office:value-type="float" office:value="11.309113" calcext:value-type="float">
            <text:p>11.309113</text:p>
          </table:table-cell>
          <table:table-cell office:value-type="float" office:value="199.413244" calcext:value-type="float">
            <text:p>199.413244</text:p>
          </table:table-cell>
          <table:table-cell table:formula="of:=[.E27]-[.B27]" office:value-type="float" office:value="-32393.034218" calcext:value-type="float">
            <text:p>-32393.034218</text:p>
          </table:table-cell>
          <table:table-cell table:formula="of:=[.F27]-[.C27]" office:value-type="float" office:value="-0.315223" calcext:value-type="float">
            <text:p>-0.315223</text:p>
          </table:table-cell>
          <table:table-cell table:formula="of:=[.G27]-[.D27]" office:value-type="float" office:value="-10.653563" calcext:value-type="float">
            <text:p>-10.653563</text:p>
          </table:table-cell>
          <table:table-cell table:formula="of:=[.H27]-[.B27]" office:value-type="float" office:value="28431.7106389999" calcext:value-type="float">
            <text:p>28431.7106389999</text:p>
          </table:table-cell>
          <table:table-cell table:formula="of:=[.I27]-[.C27]" office:value-type="float" office:value="0.563893" calcext:value-type="float">
            <text:p>0.563893</text:p>
          </table:table-cell>
          <table:table-cell table:formula="of:=[.J27]-[.D27]" office:value-type="float" office:value="25.181744" calcext:value-type="float">
            <text:p>25.181744</text:p>
          </table:table-cell>
        </table:table-row>
        <table:table-row table:style-name="ro1">
          <table:table-cell office:value-type="string" calcext:value-type="string">
            <text:p>FITTED_NELSON_SIEGEL:CONSTANT_FORWARD</text:p>
          </table:table-cell>
          <table:table-cell office:value-type="float" office:value="1097130.512616" calcext:value-type="float">
            <text:p>1097130.512616</text:p>
          </table:table-cell>
          <table:table-cell office:value-type="float" office:value="10.786893" calcext:value-type="float">
            <text:p>10.786893</text:p>
          </table:table-cell>
          <table:table-cell office:value-type="float" office:value="176.540973" calcext:value-type="float">
            <text:p>176.540973</text:p>
          </table:table-cell>
          <table:table-cell office:value-type="float" office:value="1065600.008753" calcext:value-type="float">
            <text:p>1065600.008753</text:p>
          </table:table-cell>
          <table:table-cell office:value-type="float" office:value="10.498766" calcext:value-type="float">
            <text:p>10.498766</text:p>
          </table:table-cell>
          <table:table-cell office:value-type="float" office:value="167.324847" calcext:value-type="float">
            <text:p>167.324847</text:p>
          </table:table-cell>
          <table:table-cell office:value-type="float" office:value="1119120.793533" calcext:value-type="float">
            <text:p>1119120.793533</text:p>
          </table:table-cell>
          <table:table-cell office:value-type="float" office:value="11.155196" calcext:value-type="float">
            <text:p>11.155196</text:p>
          </table:table-cell>
          <table:table-cell office:value-type="float" office:value="190.426703" calcext:value-type="float">
            <text:p>190.426703</text:p>
          </table:table-cell>
          <table:table-cell table:formula="of:=[.E28]-[.B28]" office:value-type="float" office:value="-31530.5038629998" calcext:value-type="float">
            <text:p>-31530.5038629998</text:p>
          </table:table-cell>
          <table:table-cell table:formula="of:=[.F28]-[.C28]" office:value-type="float" office:value="-0.288126999999999" calcext:value-type="float">
            <text:p>-0.288126999999999</text:p>
          </table:table-cell>
          <table:table-cell table:formula="of:=[.G28]-[.D28]" office:value-type="float" office:value="-9.216126" calcext:value-type="float">
            <text:p>-9.216126</text:p>
          </table:table-cell>
          <table:table-cell table:formula="of:=[.H28]-[.B28]" office:value-type="float" office:value="21990.280917" calcext:value-type="float">
            <text:p>21990.280917</text:p>
          </table:table-cell>
          <table:table-cell table:formula="of:=[.I28]-[.C28]" office:value-type="float" office:value="0.368303000000001" calcext:value-type="float">
            <text:p>0.368303000000001</text:p>
          </table:table-cell>
          <table:table-cell table:formula="of:=[.J28]-[.D28]" office:value-type="float" office:value="13.88573" calcext:value-type="float">
            <text:p>13.88573</text:p>
          </table:table-cell>
        </table:table-row>
        <table:table-row table:style-name="ro1">
          <table:table-cell office:value-type="string" calcext:value-type="string">
            <text:p>FITTED_NELSON_SIEGEL:LINEARLY_GRADED_FORWARD</text:p>
          </table:table-cell>
          <table:table-cell office:value-type="float" office:value="1096414.329446" calcext:value-type="float">
            <text:p>1096414.329446</text:p>
          </table:table-cell>
          <table:table-cell office:value-type="float" office:value="10.768503" calcext:value-type="float">
            <text:p>10.768503</text:p>
          </table:table-cell>
          <table:table-cell office:value-type="float" office:value="175.628087" calcext:value-type="float">
            <text:p>175.628087</text:p>
          </table:table-cell>
          <table:table-cell office:value-type="float" office:value="1064379.933116" calcext:value-type="float">
            <text:p>1064379.933116</text:p>
          </table:table-cell>
          <table:table-cell office:value-type="float" office:value="10.466211" calcext:value-type="float">
            <text:p>10.466211</text:p>
          </table:table-cell>
          <table:table-cell office:value-type="float" office:value="165.716069" calcext:value-type="float">
            <text:p>165.716069</text:p>
          </table:table-cell>
          <table:table-cell office:value-type="float" office:value="1121240.341149" calcext:value-type="float">
            <text:p>1121240.341149</text:p>
          </table:table-cell>
          <table:table-cell office:value-type="float" office:value="11.207941" calcext:value-type="float">
            <text:p>11.207941</text:p>
          </table:table-cell>
          <table:table-cell office:value-type="float" office:value="193.060314" calcext:value-type="float">
            <text:p>193.060314</text:p>
          </table:table-cell>
          <table:table-cell table:formula="of:=[.E29]-[.B29]" office:value-type="float" office:value="-32034.3963300001" calcext:value-type="float">
            <text:p>-32034.3963300001</text:p>
          </table:table-cell>
          <table:table-cell table:formula="of:=[.F29]-[.C29]" office:value-type="float" office:value="-0.302292000000001" calcext:value-type="float">
            <text:p>-0.302292000000001</text:p>
          </table:table-cell>
          <table:table-cell table:formula="of:=[.G29]-[.D29]" office:value-type="float" office:value="-9.91201799999999" calcext:value-type="float">
            <text:p>-9.91201799999999</text:p>
          </table:table-cell>
          <table:table-cell table:formula="of:=[.H29]-[.B29]" office:value-type="float" office:value="24826.0117029999" calcext:value-type="float">
            <text:p>24826.0117029999</text:p>
          </table:table-cell>
          <table:table-cell table:formula="of:=[.I29]-[.C29]" office:value-type="float" office:value="0.439437999999999" calcext:value-type="float">
            <text:p>0.439437999999999</text:p>
          </table:table-cell>
          <table:table-cell table:formula="of:=[.J29]-[.D29]" office:value-type="float" office:value="17.432227" calcext:value-type="float">
            <text:p>17.432227</text:p>
          </table:table-cell>
        </table:table-row>
        <table:table-row table:style-name="ro1">
          <table:table-cell office:value-type="string" calcext:value-type="string">
            <text:p>FITTED_NELSON_SIEGEL:ROLLING_AVERAGE_FORWARD</text:p>
          </table:table-cell>
          <table:table-cell office:value-type="float" office:value="1095866.50589" calcext:value-type="float">
            <text:p>1095866.50589</text:p>
          </table:table-cell>
          <table:table-cell office:value-type="float" office:value="10.749212" calcext:value-type="float">
            <text:p>10.749212</text:p>
          </table:table-cell>
          <table:table-cell office:value-type="float" office:value="174.448" calcext:value-type="float">
            <text:p>174.448</text:p>
          </table:table-cell>
          <table:table-cell office:value-type="float" office:value="1063500.345963" calcext:value-type="float">
            <text:p>1063500.345963</text:p>
          </table:table-cell>
          <table:table-cell office:value-type="float" office:value="10.434788" calcext:value-type="float">
            <text:p>10.434788</text:p>
          </table:table-cell>
          <table:table-cell office:value-type="float" office:value="163.829733" calcext:value-type="float">
            <text:p>163.829733</text:p>
          </table:table-cell>
          <table:table-cell office:value-type="float" office:value="1123284.784674" calcext:value-type="float">
            <text:p>1123284.784674</text:p>
          </table:table-cell>
          <table:table-cell office:value-type="float" office:value="11.281858" calcext:value-type="float">
            <text:p>11.281858</text:p>
          </table:table-cell>
          <table:table-cell office:value-type="float" office:value="197.7916" calcext:value-type="float">
            <text:p>197.7916</text:p>
          </table:table-cell>
          <table:table-cell table:formula="of:=[.E30]-[.B30]" office:value-type="float" office:value="-32366.1599269998" calcext:value-type="float">
            <text:p>-32366.1599269998</text:p>
          </table:table-cell>
          <table:table-cell table:formula="of:=[.F30]-[.C30]" office:value-type="float" office:value="-0.314424000000001" calcext:value-type="float">
            <text:p>-0.314424000000001</text:p>
          </table:table-cell>
          <table:table-cell table:formula="of:=[.G30]-[.D30]" office:value-type="float" office:value="-10.618267" calcext:value-type="float">
            <text:p>-10.618267</text:p>
          </table:table-cell>
          <table:table-cell table:formula="of:=[.H30]-[.B30]" office:value-type="float" office:value="27418.2787840001" calcext:value-type="float">
            <text:p>27418.2787840001</text:p>
          </table:table-cell>
          <table:table-cell table:formula="of:=[.I30]-[.C30]" office:value-type="float" office:value="0.532646" calcext:value-type="float">
            <text:p>0.532646</text:p>
          </table:table-cell>
          <table:table-cell table:formula="of:=[.J30]-[.D30]" office:value-type="float" office:value="23.3436" calcext:value-type="float">
            <text:p>23.3436</text:p>
          </table:table-cell>
        </table:table-row>
        <table:table-row table:style-name="ro1">
          <table:table-cell office:value-type="string" calcext:value-type="string">
            <text:p>FITTED_NELSON_SIEGEL:FLAT_ZERO</text:p>
          </table:table-cell>
          <table:table-cell office:value-type="float" office:value="1097387.449039" calcext:value-type="float">
            <text:p>1097387.449039</text:p>
          </table:table-cell>
          <table:table-cell office:value-type="float" office:value="10.784548" calcext:value-type="float">
            <text:p>10.784548</text:p>
          </table:table-cell>
          <table:table-cell office:value-type="float" office:value="176.347629" calcext:value-type="float">
            <text:p>176.347629</text:p>
          </table:table-cell>
          <table:table-cell office:value-type="float" office:value="1065557.143877" calcext:value-type="float">
            <text:p>1065557.143877</text:p>
          </table:table-cell>
          <table:table-cell office:value-type="float" office:value="10.480129" calcext:value-type="float">
            <text:p>10.480129</text:p>
          </table:table-cell>
          <table:table-cell office:value-type="float" office:value="166.179527" calcext:value-type="float">
            <text:p>166.179527</text:p>
          </table:table-cell>
          <table:table-cell office:value-type="float" office:value="1120810.756867" calcext:value-type="float">
            <text:p>1120810.756867</text:p>
          </table:table-cell>
          <table:table-cell office:value-type="float" office:value="11.198889" calcext:value-type="float">
            <text:p>11.198889</text:p>
          </table:table-cell>
          <table:table-cell office:value-type="float" office:value="192.920223" calcext:value-type="float">
            <text:p>192.920223</text:p>
          </table:table-cell>
          <table:table-cell table:formula="of:=[.E31]-[.B31]" office:value-type="float" office:value="-31830.305162" calcext:value-type="float">
            <text:p>-31830.305162</text:p>
          </table:table-cell>
          <table:table-cell table:formula="of:=[.F31]-[.C31]" office:value-type="float" office:value="-0.304418999999999" calcext:value-type="float">
            <text:p>-0.304418999999999</text:p>
          </table:table-cell>
          <table:table-cell table:formula="of:=[.G31]-[.D31]" office:value-type="float" office:value="-10.168102" calcext:value-type="float">
            <text:p>-10.168102</text:p>
          </table:table-cell>
          <table:table-cell table:formula="of:=[.H31]-[.B31]" office:value-type="float" office:value="23423.3078279998" calcext:value-type="float">
            <text:p>23423.3078279998</text:p>
          </table:table-cell>
          <table:table-cell table:formula="of:=[.I31]-[.C31]" office:value-type="float" office:value="0.414341" calcext:value-type="float">
            <text:p>0.414341</text:p>
          </table:table-cell>
          <table:table-cell table:formula="of:=[.J31]-[.D31]" office:value-type="float" office:value="16.572594" calcext:value-type="float">
            <text:p>16.572594</text:p>
          </table:table-cell>
        </table:table-row>
        <table:table-row table:style-name="ro1">
          <table:table-cell office:value-type="string" calcext:value-type="string">
            <text:p>FITTED_NELSON_SIEGEL:CONSTANT_ZERO</text:p>
          </table:table-cell>
          <table:table-cell office:value-type="float" office:value="1098336.114683" calcext:value-type="float">
            <text:p>1098336.114683</text:p>
          </table:table-cell>
          <table:table-cell office:value-type="float" office:value="10.807501" calcext:value-type="float">
            <text:p>10.807501</text:p>
          </table:table-cell>
          <table:table-cell office:value-type="float" office:value="177.457517" calcext:value-type="float">
            <text:p>177.457517</text:p>
          </table:table-cell>
          <table:table-cell office:value-type="float" office:value="1070581.388956" calcext:value-type="float">
            <text:p>1070581.388956</text:p>
          </table:table-cell>
          <table:table-cell office:value-type="float" office:value="10.605437" calcext:value-type="float">
            <text:p>10.605437</text:p>
          </table:table-cell>
          <table:table-cell office:value-type="float" office:value="172.182189" calcext:value-type="float">
            <text:p>172.182189</text:p>
          </table:table-cell>
          <table:table-cell office:value-type="float" office:value="1113183.185784" calcext:value-type="float">
            <text:p>1113183.185784</text:p>
          </table:table-cell>
          <table:table-cell office:value-type="float" office:value="11.017341" calcext:value-type="float">
            <text:p>11.017341</text:p>
          </table:table-cell>
          <table:table-cell office:value-type="float" office:value="184.01886" calcext:value-type="float">
            <text:p>184.01886</text:p>
          </table:table-cell>
          <table:table-cell table:formula="of:=[.E32]-[.B32]" office:value-type="float" office:value="-27754.7257269998" calcext:value-type="float">
            <text:p>-27754.7257269998</text:p>
          </table:table-cell>
          <table:table-cell table:formula="of:=[.F32]-[.C32]" office:value-type="float" office:value="-0.202064" calcext:value-type="float">
            <text:p>-0.202064</text:p>
          </table:table-cell>
          <table:table-cell table:formula="of:=[.G32]-[.D32]" office:value-type="float" office:value="-5.275328" calcext:value-type="float">
            <text:p>-5.275328</text:p>
          </table:table-cell>
          <table:table-cell table:formula="of:=[.H32]-[.B32]" office:value-type="float" office:value="14847.0711010001" calcext:value-type="float">
            <text:p>14847.0711010001</text:p>
          </table:table-cell>
          <table:table-cell table:formula="of:=[.I32]-[.C32]" office:value-type="float" office:value="0.20984" calcext:value-type="float">
            <text:p>0.20984</text:p>
          </table:table-cell>
          <table:table-cell table:formula="of:=[.J32]-[.D32]" office:value-type="float" office:value="6.56134299999999" calcext:value-type="float">
            <text:p>6.56134299999999</text:p>
          </table:table-cell>
        </table:table-row>
        <table:table-row table:style-name="ro1">
          <table:table-cell office:value-type="string" calcext:value-type="string">
            <text:p>FITTED_NELSON_SIEGEL:LINEARLY_GRADED_ZERO</text:p>
          </table:table-cell>
          <table:table-cell office:value-type="float" office:value="1097873.194884" calcext:value-type="float">
            <text:p>1097873.194884</text:p>
          </table:table-cell>
          <table:table-cell office:value-type="float" office:value="10.79835" calcext:value-type="float">
            <text:p>10.79835</text:p>
          </table:table-cell>
          <table:table-cell office:value-type="float" office:value="177.085111" calcext:value-type="float">
            <text:p>177.085111</text:p>
          </table:table-cell>
          <table:table-cell office:value-type="float" office:value="1068036.123391" calcext:value-type="float">
            <text:p>1068036.123391</text:p>
          </table:table-cell>
          <table:table-cell office:value-type="float" office:value="10.553157" calcext:value-type="float">
            <text:p>10.553157</text:p>
          </table:table-cell>
          <table:table-cell office:value-type="float" office:value="170.059491" calcext:value-type="float">
            <text:p>170.059491</text:p>
          </table:table-cell>
          <table:table-cell office:value-type="float" office:value="1116671.861894" calcext:value-type="float">
            <text:p>1116671.861894</text:p>
          </table:table-cell>
          <table:table-cell office:value-type="float" office:value="11.084319" calcext:value-type="float">
            <text:p>11.084319</text:p>
          </table:table-cell>
          <table:table-cell office:value-type="float" office:value="186.746367" calcext:value-type="float">
            <text:p>186.746367</text:p>
          </table:table-cell>
          <table:table-cell table:formula="of:=[.E33]-[.B33]" office:value-type="float" office:value="-29837.071493" calcext:value-type="float">
            <text:p>-29837.071493</text:p>
          </table:table-cell>
          <table:table-cell table:formula="of:=[.F33]-[.C33]" office:value-type="float" office:value="-0.245192999999999" calcext:value-type="float">
            <text:p>-0.245192999999999</text:p>
          </table:table-cell>
          <table:table-cell table:formula="of:=[.G33]-[.D33]" office:value-type="float" office:value="-7.02562" calcext:value-type="float">
            <text:p>-7.02562</text:p>
          </table:table-cell>
          <table:table-cell table:formula="of:=[.H33]-[.B33]" office:value-type="float" office:value="18798.66701" calcext:value-type="float">
            <text:p>18798.66701</text:p>
          </table:table-cell>
          <table:table-cell table:formula="of:=[.I33]-[.C33]" office:value-type="float" office:value="0.285969000000001" calcext:value-type="float">
            <text:p>0.285969000000001</text:p>
          </table:table-cell>
          <table:table-cell table:formula="of:=[.J33]-[.D33]" office:value-type="float" office:value="9.66125599999998" calcext:value-type="float">
            <text:p>9.66125599999998</text:p>
          </table:table-cell>
        </table:table-row>
        <table:table-row table:style-name="ro1">
          <table:table-cell office:value-type="string" calcext:value-type="string">
            <text:p>FITTED_NELSON_SIEGEL:ROLLING_AVERAGE_ZERO</text:p>
          </table:table-cell>
          <table:table-cell office:value-type="float" office:value="1097858.648794" calcext:value-type="float">
            <text:p>1097858.648794</text:p>
          </table:table-cell>
          <table:table-cell office:value-type="float" office:value="10.79576" calcext:value-type="float">
            <text:p>10.79576</text:p>
          </table:table-cell>
          <table:table-cell office:value-type="float" office:value="176.884106" calcext:value-type="float">
            <text:p>176.884106</text:p>
          </table:table-cell>
          <table:table-cell office:value-type="float" office:value="1066183.451713" calcext:value-type="float">
            <text:p>1066183.451713</text:p>
          </table:table-cell>
          <table:table-cell office:value-type="float" office:value="10.495445" calcext:value-type="float">
            <text:p>10.495445</text:p>
          </table:table-cell>
          <table:table-cell office:value-type="float" office:value="166.901009" calcext:value-type="float">
            <text:p>166.901009</text:p>
          </table:table-cell>
          <table:table-cell office:value-type="float" office:value="1119888.377648" calcext:value-type="float">
            <text:p>1119888.377648</text:p>
          </table:table-cell>
          <table:table-cell office:value-type="float" office:value="11.177189" calcext:value-type="float">
            <text:p>11.177189</text:p>
          </table:table-cell>
          <table:table-cell office:value-type="float" office:value="191.857149" calcext:value-type="float">
            <text:p>191.857149</text:p>
          </table:table-cell>
          <table:table-cell table:formula="of:=[.E34]-[.B34]" office:value-type="float" office:value="-31675.1970810001" calcext:value-type="float">
            <text:p>-31675.1970810001</text:p>
          </table:table-cell>
          <table:table-cell table:formula="of:=[.F34]-[.C34]" office:value-type="float" office:value="-0.300314999999999" calcext:value-type="float">
            <text:p>-0.300314999999999</text:p>
          </table:table-cell>
          <table:table-cell table:formula="of:=[.G34]-[.D34]" office:value-type="float" office:value="-9.98309700000002" calcext:value-type="float">
            <text:p>-9.98309700000002</text:p>
          </table:table-cell>
          <table:table-cell table:formula="of:=[.H34]-[.B34]" office:value-type="float" office:value="22029.7288539999" calcext:value-type="float">
            <text:p>22029.7288539999</text:p>
          </table:table-cell>
          <table:table-cell table:formula="of:=[.I34]-[.C34]" office:value-type="float" office:value="0.381429000000001" calcext:value-type="float">
            <text:p>0.381429000000001</text:p>
          </table:table-cell>
          <table:table-cell table:formula="of:=[.J34]-[.D34]" office:value-type="float" office:value="14.973043" calcext:value-type="float">
            <text:p>14.973043</text:p>
          </table:table-cell>
        </table:table-row>
        <table:table-row table:style-name="ro1">
          <table:table-cell office:value-type="string" calcext:value-type="string">
            <text:p>FITTED_NELSON_SIEGEL_SVENSSON:FLAT_FORWARD</text:p>
          </table:table-cell>
          <table:table-cell office:value-type="float" office:value="1092763.918511" calcext:value-type="float">
            <text:p>1092763.918511</text:p>
          </table:table-cell>
          <table:table-cell office:value-type="float" office:value="10.790888" calcext:value-type="float">
            <text:p>10.790888</text:p>
          </table:table-cell>
          <table:table-cell office:value-type="float" office:value="179.087704" calcext:value-type="float">
            <text:p>179.087704</text:p>
          </table:table-cell>
          <table:table-cell office:value-type="float" office:value="1069126.385297" calcext:value-type="float">
            <text:p>1069126.385297</text:p>
          </table:table-cell>
          <table:table-cell office:value-type="float" office:value="10.161232" calcext:value-type="float">
            <text:p>10.161232</text:p>
          </table:table-cell>
          <table:table-cell office:value-type="float" office:value="151.139187" calcext:value-type="float">
            <text:p>151.139187</text:p>
          </table:table-cell>
          <table:table-cell office:value-type="float" office:value="1182845.29064" calcext:value-type="float">
            <text:p>1182845.29064</text:p>
          </table:table-cell>
          <table:table-cell office:value-type="float" office:value="13.855437" calcext:value-type="float">
            <text:p>13.855437</text:p>
          </table:table-cell>
          <table:table-cell office:value-type="float" office:value="380.010277" calcext:value-type="float">
            <text:p>380.010277</text:p>
          </table:table-cell>
          <table:table-cell table:formula="of:=[.E35]-[.B35]" office:value-type="float" office:value="-23637.5332140001" calcext:value-type="float">
            <text:p>-23637.5332140001</text:p>
          </table:table-cell>
          <table:table-cell table:formula="of:=[.F35]-[.C35]" office:value-type="float" office:value="-0.629656000000001" calcext:value-type="float">
            <text:p>-0.629656000000001</text:p>
          </table:table-cell>
          <table:table-cell table:formula="of:=[.G35]-[.D35]" office:value-type="float" office:value="-27.948517" calcext:value-type="float">
            <text:p>-27.948517</text:p>
          </table:table-cell>
          <table:table-cell table:formula="of:=[.H35]-[.B35]" office:value-type="float" office:value="90081.372129" calcext:value-type="float">
            <text:p>90081.372129</text:p>
          </table:table-cell>
          <table:table-cell table:formula="of:=[.I35]-[.C35]" office:value-type="float" office:value="3.064549" calcext:value-type="float">
            <text:p>3.064549</text:p>
          </table:table-cell>
          <table:table-cell table:formula="of:=[.J35]-[.D35]" office:value-type="float" office:value="200.922573" calcext:value-type="float">
            <text:p>200.922573</text:p>
          </table:table-cell>
        </table:table-row>
        <table:table-row table:style-name="ro1">
          <table:table-cell office:value-type="string" calcext:value-type="string">
            <text:p>FITTED_NELSON_SIEGEL_SVENSSON:CONSTANT_FORWARD</text:p>
          </table:table-cell>
          <table:table-cell office:value-type="float" office:value="1091676.626239" calcext:value-type="float">
            <text:p>1091676.626239</text:p>
          </table:table-cell>
          <table:table-cell office:value-type="float" office:value="10.757448" calcext:value-type="float">
            <text:p>10.757448</text:p>
          </table:table-cell>
          <table:table-cell office:value-type="float" office:value="177.192779" calcext:value-type="float">
            <text:p>177.192779</text:p>
          </table:table-cell>
          <table:table-cell office:value-type="float" office:value="1073269.682202" calcext:value-type="float">
            <text:p>1073269.682202</text:p>
          </table:table-cell>
          <table:table-cell office:value-type="float" office:value="10.280102" calcext:value-type="float">
            <text:p>10.280102</text:p>
          </table:table-cell>
          <table:table-cell office:value-type="float" office:value="157.328087" calcext:value-type="float">
            <text:p>157.328087</text:p>
          </table:table-cell>
          <table:table-cell office:value-type="float" office:value="1110378.896754" calcext:value-type="float">
            <text:p>1110378.896754</text:p>
          </table:table-cell>
          <table:table-cell office:value-type="float" office:value="11.185164" calcext:value-type="float">
            <text:p>11.185164</text:p>
          </table:table-cell>
          <table:table-cell office:value-type="float" office:value="196.219872" calcext:value-type="float">
            <text:p>196.219872</text:p>
          </table:table-cell>
          <table:table-cell table:formula="of:=[.E36]-[.B36]" office:value-type="float" office:value="-18406.944037" calcext:value-type="float">
            <text:p>-18406.944037</text:p>
          </table:table-cell>
          <table:table-cell table:formula="of:=[.F36]-[.C36]" office:value-type="float" office:value="-0.477346000000001" calcext:value-type="float">
            <text:p>-0.477346000000001</text:p>
          </table:table-cell>
          <table:table-cell table:formula="of:=[.G36]-[.D36]" office:value-type="float" office:value="-19.864692" calcext:value-type="float">
            <text:p>-19.864692</text:p>
          </table:table-cell>
          <table:table-cell table:formula="of:=[.H36]-[.B36]" office:value-type="float" office:value="18702.2705150002" calcext:value-type="float">
            <text:p>18702.2705150002</text:p>
          </table:table-cell>
          <table:table-cell table:formula="of:=[.I36]-[.C36]" office:value-type="float" office:value="0.427716" calcext:value-type="float">
            <text:p>0.427716</text:p>
          </table:table-cell>
          <table:table-cell table:formula="of:=[.J36]-[.D36]" office:value-type="float" office:value="19.027093" calcext:value-type="float">
            <text:p>19.027093</text:p>
          </table:table-cell>
        </table:table-row>
        <table:table-row table:style-name="ro1">
          <table:table-cell office:value-type="string" calcext:value-type="string">
            <text:p>FITTED_NELSON_SIEGEL_SVENSSON:LINEARLY_GRADED_FORWARD</text:p>
          </table:table-cell>
          <table:table-cell office:value-type="float" office:value="1092182.179462" calcext:value-type="float">
            <text:p>1092182.179462</text:p>
          </table:table-cell>
          <table:table-cell office:value-type="float" office:value="10.770522" calcext:value-type="float">
            <text:p>10.770522</text:p>
          </table:table-cell>
          <table:table-cell office:value-type="float" office:value="177.841697" calcext:value-type="float">
            <text:p>177.841697</text:p>
          </table:table-cell>
          <table:table-cell office:value-type="float" office:value="1070582.941116" calcext:value-type="float">
            <text:p>1070582.941116</text:p>
          </table:table-cell>
          <table:table-cell office:value-type="float" office:value="10.208744" calcext:value-type="float">
            <text:p>10.208744</text:p>
          </table:table-cell>
          <table:table-cell office:value-type="float" office:value="153.818655" calcext:value-type="float">
            <text:p>153.818655</text:p>
          </table:table-cell>
          <table:table-cell office:value-type="float" office:value="1123816.803595" calcext:value-type="float">
            <text:p>1123816.803595</text:p>
          </table:table-cell>
          <table:table-cell office:value-type="float" office:value="11.521623" calcext:value-type="float">
            <text:p>11.521623</text:p>
          </table:table-cell>
          <table:table-cell office:value-type="float" office:value="213.068102" calcext:value-type="float">
            <text:p>213.068102</text:p>
          </table:table-cell>
          <table:table-cell table:formula="of:=[.E37]-[.B37]" office:value-type="float" office:value="-21599.238346" calcext:value-type="float">
            <text:p>-21599.238346</text:p>
          </table:table-cell>
          <table:table-cell table:formula="of:=[.F37]-[.C37]" office:value-type="float" office:value="-0.561778" calcext:value-type="float">
            <text:p>-0.561778</text:p>
          </table:table-cell>
          <table:table-cell table:formula="of:=[.G37]-[.D37]" office:value-type="float" office:value="-24.023042" calcext:value-type="float">
            <text:p>-24.023042</text:p>
          </table:table-cell>
          <table:table-cell table:formula="of:=[.H37]-[.B37]" office:value-type="float" office:value="31634.6241329999" calcext:value-type="float">
            <text:p>31634.6241329999</text:p>
          </table:table-cell>
          <table:table-cell table:formula="of:=[.I37]-[.C37]" office:value-type="float" office:value="0.751101" calcext:value-type="float">
            <text:p>0.751101</text:p>
          </table:table-cell>
          <table:table-cell table:formula="of:=[.J37]-[.D37]" office:value-type="float" office:value="35.226405" calcext:value-type="float">
            <text:p>35.226405</text:p>
          </table:table-cell>
        </table:table-row>
        <table:table-row table:style-name="ro1">
          <table:table-cell office:value-type="string" calcext:value-type="string">
            <text:p>FITTED_NELSON_SIEGEL_SVENSSON:ROLLING_AVERAGE_FORWARD</text:p>
          </table:table-cell>
          <table:table-cell office:value-type="float" office:value="1092476.832474" calcext:value-type="float">
            <text:p>1092476.832474</text:p>
          </table:table-cell>
          <table:table-cell office:value-type="float" office:value="10.782102" calcext:value-type="float">
            <text:p>10.782102</text:p>
          </table:table-cell>
          <table:table-cell office:value-type="float" office:value="178.5902" calcext:value-type="float">
            <text:p>178.5902</text:p>
          </table:table-cell>
          <table:table-cell office:value-type="float" office:value="1069538.87877" calcext:value-type="float">
            <text:p>1069538.87877</text:p>
          </table:table-cell>
          <table:table-cell office:value-type="float" office:value="10.17194" calcext:value-type="float">
            <text:p>10.17194</text:p>
          </table:table-cell>
          <table:table-cell office:value-type="float" office:value="151.652039" calcext:value-type="float">
            <text:p>151.652039</text:p>
          </table:table-cell>
          <table:table-cell office:value-type="float" office:value="1153528.314454" calcext:value-type="float">
            <text:p>1153528.314454</text:p>
          </table:table-cell>
          <table:table-cell office:value-type="float" office:value="12.711017" calcext:value-type="float">
            <text:p>12.711017</text:p>
          </table:table-cell>
          <table:table-cell office:value-type="float" office:value="296.739144" calcext:value-type="float">
            <text:p>296.739144</text:p>
          </table:table-cell>
          <table:table-cell table:formula="of:=[.E38]-[.B38]" office:value-type="float" office:value="-22937.953704" calcext:value-type="float">
            <text:p>-22937.953704</text:p>
          </table:table-cell>
          <table:table-cell table:formula="of:=[.F38]-[.C38]" office:value-type="float" office:value="-0.610162000000001" calcext:value-type="float">
            <text:p>-0.610162000000001</text:p>
          </table:table-cell>
          <table:table-cell table:formula="of:=[.G38]-[.D38]" office:value-type="float" office:value="-26.938161" calcext:value-type="float">
            <text:p>-26.938161</text:p>
          </table:table-cell>
          <table:table-cell table:formula="of:=[.H38]-[.B38]" office:value-type="float" office:value="61051.4819799999" calcext:value-type="float">
            <text:p>61051.4819799999</text:p>
          </table:table-cell>
          <table:table-cell table:formula="of:=[.I38]-[.C38]" office:value-type="float" office:value="1.928915" calcext:value-type="float">
            <text:p>1.928915</text:p>
          </table:table-cell>
          <table:table-cell table:formula="of:=[.J38]-[.D38]" office:value-type="float" office:value="118.148944" calcext:value-type="float">
            <text:p>118.148944</text:p>
          </table:table-cell>
        </table:table-row>
        <table:table-row table:style-name="ro1">
          <table:table-cell office:value-type="string" calcext:value-type="string">
            <text:p>FITTED_NELSON_SIEGEL_SVENSSON:FLAT_ZERO</text:p>
          </table:table-cell>
          <table:table-cell office:value-type="float" office:value="1092226.296338" calcext:value-type="float">
            <text:p>1092226.296338</text:p>
          </table:table-cell>
          <table:table-cell office:value-type="float" office:value="10.764348" calcext:value-type="float">
            <text:p>10.764348</text:p>
          </table:table-cell>
          <table:table-cell office:value-type="float" office:value="177.508573" calcext:value-type="float">
            <text:p>177.508573</text:p>
          </table:table-cell>
          <table:table-cell office:value-type="float" office:value="1073067.634296" calcext:value-type="float">
            <text:p>1073067.634296</text:p>
          </table:table-cell>
          <table:table-cell office:value-type="float" office:value="10.254535" calcext:value-type="float">
            <text:p>10.254535</text:p>
          </table:table-cell>
          <table:table-cell office:value-type="float" office:value="155.664083" calcext:value-type="float">
            <text:p>155.664083</text:p>
          </table:table-cell>
          <table:table-cell office:value-type="float" office:value="1115655.227205" calcext:value-type="float">
            <text:p>1115655.227205</text:p>
          </table:table-cell>
          <table:table-cell office:value-type="float" office:value="11.325057" calcext:value-type="float">
            <text:p>11.325057</text:p>
          </table:table-cell>
          <table:table-cell office:value-type="float" office:value="204.04309" calcext:value-type="float">
            <text:p>204.04309</text:p>
          </table:table-cell>
          <table:table-cell table:formula="of:=[.E39]-[.B39]" office:value-type="float" office:value="-19158.6620420001" calcext:value-type="float">
            <text:p>-19158.6620420001</text:p>
          </table:table-cell>
          <table:table-cell table:formula="of:=[.F39]-[.C39]" office:value-type="float" office:value="-0.509812999999999" calcext:value-type="float">
            <text:p>-0.509812999999999</text:p>
          </table:table-cell>
          <table:table-cell table:formula="of:=[.G39]-[.D39]" office:value-type="float" office:value="-21.84449" calcext:value-type="float">
            <text:p>-21.84449</text:p>
          </table:table-cell>
          <table:table-cell table:formula="of:=[.H39]-[.B39]" office:value-type="float" office:value="23428.9308669998" calcext:value-type="float">
            <text:p>23428.9308669998</text:p>
          </table:table-cell>
          <table:table-cell table:formula="of:=[.I39]-[.C39]" office:value-type="float" office:value="0.560708999999999" calcext:value-type="float">
            <text:p>0.560708999999999</text:p>
          </table:table-cell>
          <table:table-cell table:formula="of:=[.J39]-[.D39]" office:value-type="float" office:value="26.534517" calcext:value-type="float">
            <text:p>26.534517</text:p>
          </table:table-cell>
        </table:table-row>
        <table:table-row table:style-name="ro1">
          <table:table-cell office:value-type="string" calcext:value-type="string">
            <text:p>FITTED_NELSON_SIEGEL_SVENSSON:CONSTANT_ZERO</text:p>
          </table:table-cell>
          <table:table-cell office:value-type="float" office:value="1091279.54386" calcext:value-type="float">
            <text:p>1091279.54386</text:p>
          </table:table-cell>
          <table:table-cell office:value-type="float" office:value="10.741208" calcext:value-type="float">
            <text:p>10.741208</text:p>
          </table:table-cell>
          <table:table-cell office:value-type="float" office:value="176.388596" calcext:value-type="float">
            <text:p>176.388596</text:p>
          </table:table-cell>
          <table:table-cell office:value-type="float" office:value="1083698.684002" calcext:value-type="float">
            <text:p>1083698.684002</text:p>
          </table:table-cell>
          <table:table-cell office:value-type="float" office:value="10.516017" calcext:value-type="float">
            <text:p>10.516017</text:p>
          </table:table-cell>
          <table:table-cell office:value-type="float" office:value="168.075172" calcext:value-type="float">
            <text:p>168.075172</text:p>
          </table:table-cell>
          <table:table-cell office:value-type="float" office:value="1096966.163741" calcext:value-type="float">
            <text:p>1096966.163741</text:p>
          </table:table-cell>
          <table:table-cell office:value-type="float" office:value="10.869361" calcext:value-type="float">
            <text:p>10.869361</text:p>
          </table:table-cell>
          <table:table-cell office:value-type="float" office:value="181.504544" calcext:value-type="float">
            <text:p>181.504544</text:p>
          </table:table-cell>
          <table:table-cell table:formula="of:=[.E40]-[.B40]" office:value-type="float" office:value="-7580.85985800019" calcext:value-type="float">
            <text:p>-7580.85985800019</text:p>
          </table:table-cell>
          <table:table-cell table:formula="of:=[.F40]-[.C40]" office:value-type="float" office:value="-0.225191000000001" calcext:value-type="float">
            <text:p>-0.225191000000001</text:p>
          </table:table-cell>
          <table:table-cell table:formula="of:=[.G40]-[.D40]" office:value-type="float" office:value="-8.313424" calcext:value-type="float">
            <text:p>-8.313424</text:p>
          </table:table-cell>
          <table:table-cell table:formula="of:=[.H40]-[.B40]" office:value-type="float" office:value="5686.6198809999" calcext:value-type="float">
            <text:p>5686.6198809999</text:p>
          </table:table-cell>
          <table:table-cell table:formula="of:=[.I40]-[.C40]" office:value-type="float" office:value="0.128152999999999" calcext:value-type="float">
            <text:p>0.128152999999999</text:p>
          </table:table-cell>
          <table:table-cell table:formula="of:=[.J40]-[.D40]" office:value-type="float" office:value="5.115948" calcext:value-type="float">
            <text:p>5.115948</text:p>
          </table:table-cell>
        </table:table-row>
        <table:table-row table:style-name="ro1">
          <table:table-cell office:value-type="string" calcext:value-type="string">
            <text:p>FITTED_NELSON_SIEGEL_SVENSSON:LINEARLY_GRADED_ZERO</text:p>
          </table:table-cell>
          <table:table-cell office:value-type="float" office:value="1091734.325258" calcext:value-type="float">
            <text:p>1091734.325258</text:p>
          </table:table-cell>
          <table:table-cell office:value-type="float" office:value="10.75027" calcext:value-type="float">
            <text:p>10.75027</text:p>
          </table:table-cell>
          <table:table-cell office:value-type="float" office:value="176.75658" calcext:value-type="float">
            <text:p>176.75658</text:p>
          </table:table-cell>
          <table:table-cell office:value-type="float" office:value="1077961.138053" calcext:value-type="float">
            <text:p>1077961.138053</text:p>
          </table:table-cell>
          <table:table-cell office:value-type="float" office:value="10.398454" calcext:value-type="float">
            <text:p>10.398454</text:p>
          </table:table-cell>
          <table:table-cell office:value-type="float" office:value="163.290769" calcext:value-type="float">
            <text:p>163.290769</text:p>
          </table:table-cell>
          <table:table-cell office:value-type="float" office:value="1104967.506332" calcext:value-type="float">
            <text:p>1104967.506332</text:p>
          </table:table-cell>
          <table:table-cell office:value-type="float" office:value="11.025306" calcext:value-type="float">
            <text:p>11.025306</text:p>
          </table:table-cell>
          <table:table-cell office:value-type="float" office:value="187.81997" calcext:value-type="float">
            <text:p>187.81997</text:p>
          </table:table-cell>
          <table:table-cell table:formula="of:=[.E41]-[.B41]" office:value-type="float" office:value="-13773.1872050001" calcext:value-type="float">
            <text:p>-13773.1872050001</text:p>
          </table:table-cell>
          <table:table-cell table:formula="of:=[.F41]-[.C41]" office:value-type="float" office:value="-0.351816000000001" calcext:value-type="float">
            <text:p>-0.351816000000001</text:p>
          </table:table-cell>
          <table:table-cell table:formula="of:=[.G41]-[.D41]" office:value-type="float" office:value="-13.465811" calcext:value-type="float">
            <text:p>-13.465811</text:p>
          </table:table-cell>
          <table:table-cell table:formula="of:=[.H41]-[.B41]" office:value-type="float" office:value="13233.181074" calcext:value-type="float">
            <text:p>13233.181074</text:p>
          </table:table-cell>
          <table:table-cell table:formula="of:=[.I41]-[.C41]" office:value-type="float" office:value="0.275036" calcext:value-type="float">
            <text:p>0.275036</text:p>
          </table:table-cell>
          <table:table-cell table:formula="of:=[.J41]-[.D41]" office:value-type="float" office:value="11.06339" calcext:value-type="float">
            <text:p>11.06339</text:p>
          </table:table-cell>
        </table:table-row>
        <table:table-row table:style-name="ro1">
          <table:table-cell office:value-type="string" calcext:value-type="string">
            <text:p>FITTED_NELSON_SIEGEL_SVENSSON:ROLLING_AVERAGE_ZERO</text:p>
          </table:table-cell>
          <table:table-cell office:value-type="float" office:value="1091969.424967" calcext:value-type="float">
            <text:p>1091969.424967</text:p>
          </table:table-cell>
          <table:table-cell office:value-type="float" office:value="10.758155" calcext:value-type="float">
            <text:p>10.758155</text:p>
          </table:table-cell>
          <table:table-cell office:value-type="float" office:value="177.211145" calcext:value-type="float">
            <text:p>177.211145</text:p>
          </table:table-cell>
          <table:table-cell office:value-type="float" office:value="1074633.569946" calcext:value-type="float">
            <text:p>1074633.569946</text:p>
          </table:table-cell>
          <table:table-cell office:value-type="float" office:value="10.29207" calcext:value-type="float">
            <text:p>10.29207</text:p>
          </table:table-cell>
          <table:table-cell office:value-type="float" office:value="157.399587" calcext:value-type="float">
            <text:p>157.399587</text:p>
          </table:table-cell>
          <table:table-cell office:value-type="float" office:value="1109164.58132" calcext:value-type="float">
            <text:p>1109164.58132</text:p>
          </table:table-cell>
          <table:table-cell office:value-type="float" office:value="11.168299" calcext:value-type="float">
            <text:p>11.168299</text:p>
          </table:table-cell>
          <table:table-cell office:value-type="float" office:value="196.250763" calcext:value-type="float">
            <text:p>196.250763</text:p>
          </table:table-cell>
          <table:table-cell table:formula="of:=[.E42]-[.B42]" office:value-type="float" office:value="-17335.8550210001" calcext:value-type="float">
            <text:p>-17335.8550210001</text:p>
          </table:table-cell>
          <table:table-cell table:formula="of:=[.F42]-[.C42]" office:value-type="float" office:value="-0.466085" calcext:value-type="float">
            <text:p>-0.466085</text:p>
          </table:table-cell>
          <table:table-cell table:formula="of:=[.G42]-[.D42]" office:value-type="float" office:value="-19.811558" calcext:value-type="float">
            <text:p>-19.811558</text:p>
          </table:table-cell>
          <table:table-cell table:formula="of:=[.H42]-[.B42]" office:value-type="float" office:value="17195.1563530001" calcext:value-type="float">
            <text:p>17195.1563530001</text:p>
          </table:table-cell>
          <table:table-cell table:formula="of:=[.I42]-[.C42]" office:value-type="float" office:value="0.410143999999999" calcext:value-type="float">
            <text:p>0.410143999999999</text:p>
          </table:table-cell>
          <table:table-cell table:formula="of:=[.J42]-[.D42]" office:value-type="float" office:value="19.039618" calcext:value-type="float">
            <text:p>19.039618</text:p>
          </table:table-cell>
        </table:table-row>
        <table:table-row table:style-name="ro1">
          <table:table-cell office:value-type="string" calcext:value-type="string">
            <text:p>FITTED_EXPONENTIAL_SPLINES:FLAT_FORWARD</text:p>
          </table:table-cell>
          <table:table-cell office:value-type="float" office:value="1095585.821676" calcext:value-type="float">
            <text:p>1095585.821676</text:p>
          </table:table-cell>
          <table:table-cell office:value-type="float" office:value="10.763755" calcext:value-type="float">
            <text:p>10.763755</text:p>
          </table:table-cell>
          <table:table-cell office:value-type="float" office:value="175.515805" calcext:value-type="float">
            <text:p>175.515805</text:p>
          </table:table-cell>
          <table:table-cell office:value-type="float" office:value="1067417.815655" calcext:value-type="float">
            <text:p>1067417.815655</text:p>
          </table:table-cell>
          <table:table-cell office:value-type="float" office:value="10.136343" calcext:value-type="float">
            <text:p>10.136343</text:p>
          </table:table-cell>
          <table:table-cell office:value-type="float" office:value="150.6525" calcext:value-type="float">
            <text:p>150.6525</text:p>
          </table:table-cell>
          <table:table-cell office:value-type="float" office:value="1127488.130369" calcext:value-type="float">
            <text:p>1127488.130369</text:p>
          </table:table-cell>
          <table:table-cell office:value-type="float" office:value="11.275416" calcext:value-type="float">
            <text:p>11.275416</text:p>
          </table:table-cell>
          <table:table-cell office:value-type="float" office:value="197.810994" calcext:value-type="float">
            <text:p>197.810994</text:p>
          </table:table-cell>
          <table:table-cell table:formula="of:=[.E43]-[.B43]" office:value-type="float" office:value="-28168.006021" calcext:value-type="float">
            <text:p>-28168.006021</text:p>
          </table:table-cell>
          <table:table-cell table:formula="of:=[.F43]-[.C43]" office:value-type="float" office:value="-0.627412" calcext:value-type="float">
            <text:p>-0.627412</text:p>
          </table:table-cell>
          <table:table-cell table:formula="of:=[.G43]-[.D43]" office:value-type="float" office:value="-24.863305" calcext:value-type="float">
            <text:p>-24.863305</text:p>
          </table:table-cell>
          <table:table-cell table:formula="of:=[.H43]-[.B43]" office:value-type="float" office:value="31902.3086929999" calcext:value-type="float">
            <text:p>31902.3086929999</text:p>
          </table:table-cell>
          <table:table-cell table:formula="of:=[.I43]-[.C43]" office:value-type="float" office:value="0.511661" calcext:value-type="float">
            <text:p>0.511661</text:p>
          </table:table-cell>
          <table:table-cell table:formula="of:=[.J43]-[.D43]" office:value-type="float" office:value="22.295189" calcext:value-type="float">
            <text:p>22.295189</text:p>
          </table:table-cell>
        </table:table-row>
        <table:table-row table:style-name="ro1">
          <table:table-cell office:value-type="string" calcext:value-type="string">
            <text:p>FITTED_EXPONENTIAL_SPLINES:CONSTANT_FORWARD</text:p>
          </table:table-cell>
          <table:table-cell office:value-type="float" office:value="1096213.897302" calcext:value-type="float">
            <text:p>1096213.897302</text:p>
          </table:table-cell>
          <table:table-cell office:value-type="float" office:value="10.782614" calcext:value-type="float">
            <text:p>10.782614</text:p>
          </table:table-cell>
          <table:table-cell office:value-type="float" office:value="176.568959" calcext:value-type="float">
            <text:p>176.568959</text:p>
          </table:table-cell>
          <table:table-cell office:value-type="float" office:value="1071598.408445" calcext:value-type="float">
            <text:p>1071598.408445</text:p>
          </table:table-cell>
          <table:table-cell office:value-type="float" office:value="10.256627" calcext:value-type="float">
            <text:p>10.256627</text:p>
          </table:table-cell>
          <table:table-cell office:value-type="float" office:value="156.914217" calcext:value-type="float">
            <text:p>156.914217</text:p>
          </table:table-cell>
          <table:table-cell office:value-type="float" office:value="1122454.583425" calcext:value-type="float">
            <text:p>1122454.583425</text:p>
          </table:table-cell>
          <table:table-cell office:value-type="float" office:value="11.12181" calcext:value-type="float">
            <text:p>11.12181</text:p>
          </table:table-cell>
          <table:table-cell office:value-type="float" office:value="188.837206" calcext:value-type="float">
            <text:p>188.837206</text:p>
          </table:table-cell>
          <table:table-cell table:formula="of:=[.E44]-[.B44]" office:value-type="float" office:value="-24615.4888570001" calcext:value-type="float">
            <text:p>-24615.4888570001</text:p>
          </table:table-cell>
          <table:table-cell table:formula="of:=[.F44]-[.C44]" office:value-type="float" office:value="-0.525987000000001" calcext:value-type="float">
            <text:p>-0.525987000000001</text:p>
          </table:table-cell>
          <table:table-cell table:formula="of:=[.G44]-[.D44]" office:value-type="float" office:value="-19.654742" calcext:value-type="float">
            <text:p>-19.654742</text:p>
          </table:table-cell>
          <table:table-cell table:formula="of:=[.H44]-[.B44]" office:value-type="float" office:value="26240.686123" calcext:value-type="float">
            <text:p>26240.686123</text:p>
          </table:table-cell>
          <table:table-cell table:formula="of:=[.I44]-[.C44]" office:value-type="float" office:value="0.339195999999999" calcext:value-type="float">
            <text:p>0.339195999999999</text:p>
          </table:table-cell>
          <table:table-cell table:formula="of:=[.J44]-[.D44]" office:value-type="float" office:value="12.268247" calcext:value-type="float">
            <text:p>12.268247</text:p>
          </table:table-cell>
        </table:table-row>
        <table:table-row table:style-name="ro1">
          <table:table-cell office:value-type="string" calcext:value-type="string">
            <text:p>FITTED_EXPONENTIAL_SPLINES:LINEARLY_GRADED_FORWARD</text:p>
          </table:table-cell>
          <table:table-cell office:value-type="float" office:value="1095902.96584" calcext:value-type="float">
            <text:p>1095902.96584</text:p>
          </table:table-cell>
          <table:table-cell office:value-type="float" office:value="10.774619" calcext:value-type="float">
            <text:p>10.774619</text:p>
          </table:table-cell>
          <table:table-cell office:value-type="float" office:value="176.171954" calcext:value-type="float">
            <text:p>176.171954</text:p>
          </table:table-cell>
          <table:table-cell office:value-type="float" office:value="1068891.930041" calcext:value-type="float">
            <text:p>1068891.930041</text:p>
          </table:table-cell>
          <table:table-cell office:value-type="float" office:value="10.184567" calcext:value-type="float">
            <text:p>10.184567</text:p>
          </table:table-cell>
          <table:table-cell office:value-type="float" office:value="153.371941" calcext:value-type="float">
            <text:p>153.371941</text:p>
          </table:table-cell>
          <table:table-cell office:value-type="float" office:value="1124565.162665" calcext:value-type="float">
            <text:p>1124565.162665</text:p>
          </table:table-cell>
          <table:table-cell office:value-type="float" office:value="11.174243" calcext:value-type="float">
            <text:p>11.174243</text:p>
          </table:table-cell>
          <table:table-cell office:value-type="float" office:value="191.455149" calcext:value-type="float">
            <text:p>191.455149</text:p>
          </table:table-cell>
          <table:table-cell table:formula="of:=[.E45]-[.B45]" office:value-type="float" office:value="-27011.0357989999" calcext:value-type="float">
            <text:p>-27011.0357989999</text:p>
          </table:table-cell>
          <table:table-cell table:formula="of:=[.F45]-[.C45]" office:value-type="float" office:value="-0.590052" calcext:value-type="float">
            <text:p>-0.590052</text:p>
          </table:table-cell>
          <table:table-cell table:formula="of:=[.G45]-[.D45]" office:value-type="float" office:value="-22.800013" calcext:value-type="float">
            <text:p>-22.800013</text:p>
          </table:table-cell>
          <table:table-cell table:formula="of:=[.H45]-[.B45]" office:value-type="float" office:value="28662.196825" calcext:value-type="float">
            <text:p>28662.196825</text:p>
          </table:table-cell>
          <table:table-cell table:formula="of:=[.I45]-[.C45]" office:value-type="float" office:value="0.399624000000001" calcext:value-type="float">
            <text:p>0.399624000000001</text:p>
          </table:table-cell>
          <table:table-cell table:formula="of:=[.J45]-[.D45]" office:value-type="float" office:value="15.283195" calcext:value-type="float">
            <text:p>15.283195</text:p>
          </table:table-cell>
        </table:table-row>
        <table:table-row table:style-name="ro1">
          <table:table-cell office:value-type="string" calcext:value-type="string">
            <text:p>FITTED_EXPONENTIAL_SPLINES:ROLLING_AVERAGE_FORWARD</text:p>
          </table:table-cell>
          <table:table-cell office:value-type="float" office:value="1095428.680407" calcext:value-type="float">
            <text:p>1095428.680407</text:p>
          </table:table-cell>
          <table:table-cell office:value-type="float" office:value="10.759128" calcext:value-type="float">
            <text:p>10.759128</text:p>
          </table:table-cell>
          <table:table-cell office:value-type="float" office:value="175.260946" calcext:value-type="float">
            <text:p>175.260946</text:p>
          </table:table-cell>
          <table:table-cell office:value-type="float" office:value="1067929.398797" calcext:value-type="float">
            <text:p>1067929.398797</text:p>
          </table:table-cell>
          <table:table-cell office:value-type="float" office:value="10.149708" calcext:value-type="float">
            <text:p>10.149708</text:p>
          </table:table-cell>
          <table:table-cell office:value-type="float" office:value="151.29423" calcext:value-type="float">
            <text:p>151.29423</text:p>
          </table:table-cell>
          <table:table-cell office:value-type="float" office:value="1126251.356597" calcext:value-type="float">
            <text:p>1126251.356597</text:p>
          </table:table-cell>
          <table:table-cell office:value-type="float" office:value="11.236984" calcext:value-type="float">
            <text:p>11.236984</text:p>
          </table:table-cell>
          <table:table-cell office:value-type="float" office:value="195.526029" calcext:value-type="float">
            <text:p>195.526029</text:p>
          </table:table-cell>
          <table:table-cell table:formula="of:=[.E46]-[.B46]" office:value-type="float" office:value="-27499.2816099999" calcext:value-type="float">
            <text:p>-27499.2816099999</text:p>
          </table:table-cell>
          <table:table-cell table:formula="of:=[.F46]-[.C46]" office:value-type="float" office:value="-0.60942" calcext:value-type="float">
            <text:p>-0.60942</text:p>
          </table:table-cell>
          <table:table-cell table:formula="of:=[.G46]-[.D46]" office:value-type="float" office:value="-23.966716" calcext:value-type="float">
            <text:p>-23.966716</text:p>
          </table:table-cell>
          <table:table-cell table:formula="of:=[.H46]-[.B46]" office:value-type="float" office:value="30822.67619" calcext:value-type="float">
            <text:p>30822.67619</text:p>
          </table:table-cell>
          <table:table-cell table:formula="of:=[.I46]-[.C46]" office:value-type="float" office:value="0.477855999999999" calcext:value-type="float">
            <text:p>0.477855999999999</text:p>
          </table:table-cell>
          <table:table-cell table:formula="of:=[.J46]-[.D46]" office:value-type="float" office:value="20.265083" calcext:value-type="float">
            <text:p>20.265083</text:p>
          </table:table-cell>
        </table:table-row>
        <table:table-row table:style-name="ro1">
          <table:table-cell office:value-type="string" calcext:value-type="string">
            <text:p>FITTED_EXPONENTIAL_SPLINES:FLAT_ZERO</text:p>
          </table:table-cell>
          <table:table-cell office:value-type="float" office:value="1096518.450173" calcext:value-type="float">
            <text:p>1096518.450173</text:p>
          </table:table-cell>
          <table:table-cell office:value-type="float" office:value="10.781464" calcext:value-type="float">
            <text:p>10.781464</text:p>
          </table:table-cell>
          <table:table-cell office:value-type="float" office:value="176.443072" calcext:value-type="float">
            <text:p>176.443072</text:p>
          </table:table-cell>
          <table:table-cell office:value-type="float" office:value="1071400.035271" calcext:value-type="float">
            <text:p>1071400.035271</text:p>
          </table:table-cell>
          <table:table-cell office:value-type="float" office:value="10.230889" calcext:value-type="float">
            <text:p>10.230889</text:p>
          </table:table-cell>
          <table:table-cell office:value-type="float" office:value="155.239706" calcext:value-type="float">
            <text:p>155.239706</text:p>
          </table:table-cell>
          <table:table-cell office:value-type="float" office:value="1123904.598376" calcext:value-type="float">
            <text:p>1123904.598376</text:p>
          </table:table-cell>
          <table:table-cell office:value-type="float" office:value="11.159833" calcext:value-type="float">
            <text:p>11.159833</text:p>
          </table:table-cell>
          <table:table-cell office:value-type="float" office:value="190.996657" calcext:value-type="float">
            <text:p>190.996657</text:p>
          </table:table-cell>
          <table:table-cell table:formula="of:=[.E47]-[.B47]" office:value-type="float" office:value="-25118.4149020002" calcext:value-type="float">
            <text:p>-25118.4149020002</text:p>
          </table:table-cell>
          <table:table-cell table:formula="of:=[.F47]-[.C47]" office:value-type="float" office:value="-0.550575" calcext:value-type="float">
            <text:p>-0.550575</text:p>
          </table:table-cell>
          <table:table-cell table:formula="of:=[.G47]-[.D47]" office:value-type="float" office:value="-21.203366" calcext:value-type="float">
            <text:p>-21.203366</text:p>
          </table:table-cell>
          <table:table-cell table:formula="of:=[.H47]-[.B47]" office:value-type="float" office:value="27386.148203" calcext:value-type="float">
            <text:p>27386.148203</text:p>
          </table:table-cell>
          <table:table-cell table:formula="of:=[.I47]-[.C47]" office:value-type="float" office:value="0.378369000000001" calcext:value-type="float">
            <text:p>0.378369000000001</text:p>
          </table:table-cell>
          <table:table-cell table:formula="of:=[.J47]-[.D47]" office:value-type="float" office:value="14.553585" calcext:value-type="float">
            <text:p>14.553585</text:p>
          </table:table-cell>
        </table:table-row>
        <table:table-row table:style-name="ro1">
          <table:table-cell office:value-type="string" calcext:value-type="string">
            <text:p>FITTED_EXPONENTIAL_SPLINES:CONSTANT_ZERO</text:p>
          </table:table-cell>
          <table:table-cell office:value-type="float" office:value="1097185.340439" calcext:value-type="float">
            <text:p>1097185.340439</text:p>
          </table:table-cell>
          <table:table-cell office:value-type="float" office:value="10.797625" calcext:value-type="float">
            <text:p>10.797625</text:p>
          </table:table-cell>
          <table:table-cell office:value-type="float" office:value="177.22471" calcext:value-type="float">
            <text:p>177.22471</text:p>
          </table:table-cell>
          <table:table-cell office:value-type="float" office:value="1081850.667375" calcext:value-type="float">
            <text:p>1081850.667375</text:p>
          </table:table-cell>
          <table:table-cell office:value-type="float" office:value="10.488691" calcext:value-type="float">
            <text:p>10.488691</text:p>
          </table:table-cell>
          <table:table-cell office:value-type="float" office:value="167.4732" calcext:value-type="float">
            <text:p>167.4732</text:p>
          </table:table-cell>
          <table:table-cell office:value-type="float" office:value="1117177.522181" calcext:value-type="float">
            <text:p>1117177.522181</text:p>
          </table:table-cell>
          <table:table-cell office:value-type="float" office:value="11.000256" calcext:value-type="float">
            <text:p>11.000256</text:p>
          </table:table-cell>
          <table:table-cell office:value-type="float" office:value="183.181022" calcext:value-type="float">
            <text:p>183.181022</text:p>
          </table:table-cell>
          <table:table-cell table:formula="of:=[.E48]-[.B48]" office:value-type="float" office:value="-15334.673064" calcext:value-type="float">
            <text:p>-15334.673064</text:p>
          </table:table-cell>
          <table:table-cell table:formula="of:=[.F48]-[.C48]" office:value-type="float" office:value="-0.308934000000001" calcext:value-type="float">
            <text:p>-0.308934000000001</text:p>
          </table:table-cell>
          <table:table-cell table:formula="of:=[.G48]-[.D48]" office:value-type="float" office:value="-9.75151" calcext:value-type="float">
            <text:p>-9.75151</text:p>
          </table:table-cell>
          <table:table-cell table:formula="of:=[.H48]-[.B48]" office:value-type="float" office:value="19992.1817420002" calcext:value-type="float">
            <text:p>19992.1817420002</text:p>
          </table:table-cell>
          <table:table-cell table:formula="of:=[.I48]-[.C48]" office:value-type="float" office:value="0.202631" calcext:value-type="float">
            <text:p>0.202631</text:p>
          </table:table-cell>
          <table:table-cell table:formula="of:=[.J48]-[.D48]" office:value-type="float" office:value="5.95631200000003" calcext:value-type="float">
            <text:p>5.95631200000003</text:p>
          </table:table-cell>
        </table:table-row>
        <table:table-row table:style-name="ro1">
          <table:table-cell office:value-type="string" calcext:value-type="string">
            <text:p>FITTED_EXPONENTIAL_SPLINES:LINEARLY_GRADED_ZERO</text:p>
          </table:table-cell>
          <table:table-cell office:value-type="float" office:value="1096860.697692" calcext:value-type="float">
            <text:p>1096860.697692</text:p>
          </table:table-cell>
          <table:table-cell office:value-type="float" office:value="10.791199" calcext:value-type="float">
            <text:p>10.791199</text:p>
          </table:table-cell>
          <table:table-cell office:value-type="float" office:value="176.963275" calcext:value-type="float">
            <text:p>176.963275</text:p>
          </table:table-cell>
          <table:table-cell office:value-type="float" office:value="1076223.624437" calcext:value-type="float">
            <text:p>1076223.624437</text:p>
          </table:table-cell>
          <table:table-cell office:value-type="float" office:value="10.373076" calcext:value-type="float">
            <text:p>10.373076</text:p>
          </table:table-cell>
          <table:table-cell office:value-type="float" office:value="162.771038" calcext:value-type="float">
            <text:p>162.771038</text:p>
          </table:table-cell>
          <table:table-cell office:value-type="float" office:value="1120273.214204" calcext:value-type="float">
            <text:p>1120273.214204</text:p>
          </table:table-cell>
          <table:table-cell office:value-type="float" office:value="11.059558" calcext:value-type="float">
            <text:p>11.059558</text:p>
          </table:table-cell>
          <table:table-cell office:value-type="float" office:value="185.596731" calcext:value-type="float">
            <text:p>185.596731</text:p>
          </table:table-cell>
          <table:table-cell table:formula="of:=[.E49]-[.B49]" office:value-type="float" office:value="-20637.0732550002" calcext:value-type="float">
            <text:p>-20637.0732550002</text:p>
          </table:table-cell>
          <table:table-cell table:formula="of:=[.F49]-[.C49]" office:value-type="float" office:value="-0.418123000000001" calcext:value-type="float">
            <text:p>-0.418123000000001</text:p>
          </table:table-cell>
          <table:table-cell table:formula="of:=[.G49]-[.D49]" office:value-type="float" office:value="-14.192237" calcext:value-type="float">
            <text:p>-14.192237</text:p>
          </table:table-cell>
          <table:table-cell table:formula="of:=[.H49]-[.B49]" office:value-type="float" office:value="23412.516512" calcext:value-type="float">
            <text:p>23412.516512</text:p>
          </table:table-cell>
          <table:table-cell table:formula="of:=[.I49]-[.C49]" office:value-type="float" office:value="0.268359" calcext:value-type="float">
            <text:p>0.268359</text:p>
          </table:table-cell>
          <table:table-cell table:formula="of:=[.J49]-[.D49]" office:value-type="float" office:value="8.633456" calcext:value-type="float">
            <text:p>8.633456</text:p>
          </table:table-cell>
        </table:table-row>
        <table:table-row table:style-name="ro1">
          <table:table-cell office:value-type="string" calcext:value-type="string">
            <text:p>FITTED_EXPONENTIAL_SPLINES:ROLLING_AVERAGE_ZERO</text:p>
          </table:table-cell>
          <table:table-cell office:value-type="float" office:value="1096776.24775" calcext:value-type="float">
            <text:p>1096776.24775</text:p>
          </table:table-cell>
          <table:table-cell office:value-type="float" office:value="10.787594" calcext:value-type="float">
            <text:p>10.787594</text:p>
          </table:table-cell>
          <table:table-cell office:value-type="float" office:value="176.736085" calcext:value-type="float">
            <text:p>176.736085</text:p>
          </table:table-cell>
          <table:table-cell office:value-type="float" office:value="1072921.864449" calcext:value-type="float">
            <text:p>1072921.864449</text:p>
          </table:table-cell>
          <table:table-cell office:value-type="float" office:value="10.267497" calcext:value-type="float">
            <text:p>10.267497</text:p>
          </table:table-cell>
          <table:table-cell office:value-type="float" office:value="156.932857" calcext:value-type="float">
            <text:p>156.932857</text:p>
          </table:table-cell>
          <table:table-cell office:value-type="float" office:value="1123009.371893" calcext:value-type="float">
            <text:p>1123009.371893</text:p>
          </table:table-cell>
          <table:table-cell office:value-type="float" office:value="11.138832" calcext:value-type="float">
            <text:p>11.138832</text:p>
          </table:table-cell>
          <table:table-cell office:value-type="float" office:value="189.969455" calcext:value-type="float">
            <text:p>189.969455</text:p>
          </table:table-cell>
          <table:table-cell table:formula="of:=[.E50]-[.B50]" office:value-type="float" office:value="-23854.3833010001" calcext:value-type="float">
            <text:p>-23854.3833010001</text:p>
          </table:table-cell>
          <table:table-cell table:formula="of:=[.F50]-[.C50]" office:value-type="float" office:value="-0.520097" calcext:value-type="float">
            <text:p>-0.520097</text:p>
          </table:table-cell>
          <table:table-cell table:formula="of:=[.G50]-[.D50]" office:value-type="float" office:value="-19.803228" calcext:value-type="float">
            <text:p>-19.803228</text:p>
          </table:table-cell>
          <table:table-cell table:formula="of:=[.H50]-[.B50]" office:value-type="float" office:value="26233.124143" calcext:value-type="float">
            <text:p>26233.124143</text:p>
          </table:table-cell>
          <table:table-cell table:formula="of:=[.I50]-[.C50]" office:value-type="float" office:value="0.351238" calcext:value-type="float">
            <text:p>0.351238</text:p>
          </table:table-cell>
          <table:table-cell table:formula="of:=[.J50]-[.D50]" office:value-type="float" office:value="13.23337" calcext:value-type="float">
            <text:p>13.23337</text:p>
          </table:table-cell>
        </table:table-row>
      </table:table>
      <table:named-expressions/>
      <table:database-ranges>
        <table:database-range table:name="__Anonymous_Sheet_DB__0" table:target-range-address="liabilities_base_curves.A2:liabilities_base_curves.P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09:58:18.7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09:58:32.812000000</dc:date>
    <meta:editing-duration>PT6M38S</meta:editing-duration>
    <meta:editing-cycles>4</meta:editing-cycles>
    <meta:generator>LibreOffice/7.6.2.1$Windows_X86_64 LibreOffice_project/56f7684011345957bbf33a7ee678afaf4d2ba333</meta:generator>
    <meta:document-statistic meta:table-count="1" meta:cell-count="799" meta:object-count="0"/>
  </office:meta>
</office:document-meta>
</file>